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0.817cm"/>
    </style:style>
    <style:style style:name="co17" style:family="table-column">
      <style:table-column-properties fo:break-before="auto" style:column-width="3.838cm"/>
    </style:style>
    <style:style style:name="co1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10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whr_ (1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Country/alp2</text:p>
          </table:table-cell>
          <table:table-cell office:value-type="string" calcext:value-type="string">
            <text:p>Country/name</text:p>
          </table:table-cell>
          <table:table-cell office:value-type="string" calcext:value-type="string">
            <text:p>Country/2010</text:p>
          </table:table-cell>
          <table:table-cell office:value-type="string" calcext:value-type="string">
            <text:p>Country/2011</text:p>
          </table:table-cell>
          <table:table-cell office:value-type="string" calcext:value-type="string">
            <text:p>Country/2012</text:p>
          </table:table-cell>
          <table:table-cell office:value-type="string" calcext:value-type="string">
            <text:p>Country/2013</text:p>
          </table:table-cell>
          <table:table-cell office:value-type="string" calcext:value-type="string">
            <text:p>Country/2014</text:p>
          </table:table-cell>
          <table:table-cell office:value-type="string" calcext:value-type="string">
            <text:p>Country/2015</text:p>
          </table:table-cell>
          <table:table-cell office:value-type="string" calcext:value-type="string">
            <text:p>Country/2016</text:p>
          </table:table-cell>
          <table:table-cell office:value-type="string" calcext:value-type="string">
            <text:p>Country/2017</text:p>
          </table:table-cell>
          <table:table-cell office:value-type="string" calcext:value-type="string">
            <text:p>Country/2018</text:p>
          </table:table-cell>
          <table:table-cell office:value-type="string" calcext:value-type="string">
            <text:p>Country/2019</text:p>
          </table:table-cell>
          <table:table-cell office:value-type="string" calcext:value-type="string">
            <text:p>Country/2020</text:p>
          </table:table-cell>
          <table:table-cell office:value-type="string" calcext:value-type="string">
            <text:p>Country/2021</text:p>
          </table:table-cell>
          <table:table-cell office:value-type="string" calcext:value-type="string">
            <text:p>Country/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.56</text:p>
          </table:table-cell>
          <table:table-cell table:style-name="ce1" table:formula="of:=VLOOKUP([.B2];[$Лист2.$A$2:$Лист2.$C$150];5;0)" office:value-type="string" office:string-value="" calcext:value-type="error">
            <text:p>Ошибка:502</text:p>
          </table:table-cell>
          <table:table-cell table:style-name="ce1" table:formula="of:=VLOOKUP([.B2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5.36</text:p>
          </table:table-cell>
          <table:table-cell table:formula="of:=VLOOKUP([.B3];[$Лист2.$A$2:$Лист2.$C$150];5;0)" office:value-type="string" office:string-value="" calcext:value-type="error">
            <text:p>Ошибка:502</text:p>
          </table:table-cell>
          <table:table-cell table:formula="of:=VLOOKUP([.B3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60</text:p>
          </table:table-cell>
          <table:table-cell/>
          <table:table-cell office:value-type="string" calcext:value-type="string">
            <text:p>6.35</text:p>
          </table:table-cell>
          <table:table-cell/>
          <table:table-cell office:value-type="string" calcext:value-type="string">
            <text:p>5.34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</text:p>
          </table:table-cell>
          <table:table-cell table:formula="of:=VLOOKUP([.B4];[$Лист2.$A$2:$Лист2.$C$150];5;0)" office:value-type="string" office:string-value="" calcext:value-type="error">
            <text:p>Ошибка:502</text:p>
          </table:table-cell>
          <table:table-cell table:formula="of:=VLOOKUP([.B4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5.5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3.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90</text:p>
          </table:table-cell>
          <table:table-cell table:formula="of:=VLOOKUP([.B6];[$Лист2.$A$2:$Лист2.$C$150];5;0)" office:value-type="string" office:string-value="" calcext:value-type="error">
            <text:p>Ошибка:502</text:p>
          </table:table-cell>
          <table:table-cell table:formula="of:=VLOOKUP([.B6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67</text:p>
          </table:table-cell>
          <table:table-cell table:formula="of:=VLOOKUP([.B7];[$Лист2.$A$2:$Лист2.$C$150];5;0)" office:value-type="string" office:string-value="" calcext:value-type="error">
            <text:p>Ошибка:502</text:p>
          </table:table-cell>
          <table:table-cell table:formula="of:=VLOOKUP([.B7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4</text:p>
          </table:table-cell>
          <table:table-cell table:formula="of:=VLOOKUP([.B8];[$Лист2.$A$2:$Лист2.$C$150];5;0)" office:value-type="string" office:string-value="" calcext:value-type="error">
            <text:p>Ошибка:502</text:p>
          </table:table-cell>
          <table:table-cell table:formula="of:=VLOOKUP([.B8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7.21</text:p>
          </table:table-cell>
          <table:table-cell table:formula="of:=VLOOKUP([.B9];[$Лист2.$A$2:$Лист2.$C$150];5;0)" office:value-type="string" office:string-value="" calcext:value-type="error">
            <text:p>Ошибка:502</text:p>
          </table:table-cell>
          <table:table-cell table:formula="of:=VLOOKUP([.B9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15</text:p>
          </table:table-cell>
          <table:table-cell table:number-columns-repeated="2" office:value-type="string" calcext:value-type="string">
            <text:p>5.17</text:p>
          </table:table-cell>
          <table:table-cell/>
          <table:table-cell table:formula="of:=VLOOKUP([.B10];[$Лист2.$A$2:$Лист2.$C$150];5;0)" office:value-type="string" office:string-value="" calcext:value-type="error">
            <text:p>Ошибка:502</text:p>
          </table:table-cell>
          <table:table-cell table:formula="of:=VLOOKUP([.B10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7.10</text:p>
          </table:table-cell>
          <table:table-cell office:value-type="string" calcext:value-type="string">
            <text:p>6.17</text:p>
          </table:table-cell>
          <table:table-cell table:formula="of:=VLOOKUP([.B11];[$Лист2.$A$2:$Лист2.$C$150];5;0)" office:value-type="string" office:string-value="" calcext:value-type="error">
            <text:p>Ошибка:502</text:p>
          </table:table-cell>
          <table:table-cell table:formula="of:=VLOOKUP([.B11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28</text:p>
          </table:table-cell>
          <table:table-cell table:formula="of:=VLOOKUP([.B12];[$Лист2.$A$2:$Лист2.$C$150];5;0)" office:value-type="string" office:string-value="" calcext:value-type="error">
            <text:p>Ошибка:502</text:p>
          </table:table-cell>
          <table:table-cell table:formula="of:=VLOOKUP([.B12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54</text:p>
          </table:table-cell>
          <table:table-cell table:formula="of:=VLOOKUP([.B13];[$Лист2.$A$2:$Лист2.$C$150];5;0)" office:value-type="string" office:string-value="" calcext:value-type="error">
            <text:p>Ошибка:502</text:p>
          </table:table-cell>
          <table:table-cell table:formula="of:=VLOOKUP([.B13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84</text:p>
          </table:table-cell>
          <table:table-cell table:formula="of:=VLOOKUP([.B14];[$Лист2.$A$2:$Лист2.$C$150];5;0)" office:value-type="string" office:string-value="" calcext:value-type="error">
            <text:p>Ошибка:502</text:p>
          </table:table-cell>
          <table:table-cell table:formula="of:=VLOOKUP([.B14];[$Лист2.$A$2:$Лист2.$C$150];6;0)" office:value-type="string" office:string-value="" calcext:value-type="error">
            <text:p>Ошибка:50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table:number-columns-repeated="4"/>
          <table:table-cell office:value-type="string" calcext:value-type="string">
            <text:p>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3.87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41</text:p>
          </table:table-cell>
          <table:table-cell table:formula="of:=VLOOKUP([.B16];[$Лист2.$A$2:$Лист2.$C$150];5;0)" office:value-type="string" office:string-value="" calcext:value-type="error">
            <text:p>Ошибка:502</text:p>
          </table:table-cell>
          <table:table-cell table:formula="of:=VLOOKUP([.B1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table:number-columns-repeated="3"/>
          <table:table-cell office:value-type="string" calcext:value-type="string">
            <text:p>5.5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52</text:p>
          </table:table-cell>
          <table:table-cell table:formula="of:=VLOOKUP([.B18];[$Лист2.$A$2:$Лист2.$C$150];5;0)" office:value-type="string" office:string-value="" calcext:value-type="error">
            <text:p>Ошибка:502</text:p>
          </table:table-cell>
          <table:table-cell table:formula="of:=VLOOKUP([.B1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.76</text:p>
          </table:table-cell>
          <table:table-cell table:number-columns-repeated="2" office:value-type="string" calcext:value-type="string">
            <text:p>3.5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48</text:p>
          </table:table-cell>
          <table:table-cell table:formula="of:=VLOOKUP([.B19];[$Лист2.$A$2:$Лист2.$C$150];5;0)" office:value-type="string" office:string-value="" calcext:value-type="error">
            <text:p>Ошибка:502</text:p>
          </table:table-cell>
          <table:table-cell table:formula="of:=VLOOKUP([.B1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11</text:p>
          </table:table-cell>
          <table:table-cell table:formula="of:=VLOOKUP([.B20];[$Лист2.$A$2:$Лист2.$C$150];5;0)" office:value-type="string" office:string-value="" calcext:value-type="error">
            <text:p>Ошибка:502</text:p>
          </table:table-cell>
          <table:table-cell table:formula="of:=VLOOKUP([.B2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4</text:p>
          </table:table-cell>
          <table:table-cell table:number-columns-repeated="2" office:value-type="string" calcext:value-type="string">
            <text:p>5.1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60</text:p>
          </table:table-cell>
          <table:table-cell table:formula="of:=VLOOKUP([.B21];[$Лист2.$A$2:$Лист2.$C$150];5;0)" office:value-type="string" office:string-value="" calcext:value-type="error">
            <text:p>Ошибка:502</text:p>
          </table:table-cell>
          <table:table-cell table:formula="of:=VLOOKUP([.B2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77</text:p>
          </table:table-cell>
          <table:table-cell table:formula="of:=VLOOKUP([.B22];[$Лист2.$A$2:$Лист2.$C$150];5;0)" office:value-type="string" office:string-value="" calcext:value-type="error">
            <text:p>Ошибка:502</text:p>
          </table:table-cell>
          <table:table-cell table:formula="of:=VLOOKUP([.B2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3.71</text:p>
          </table:table-cell>
          <table:table-cell table:number-columns-repeated="2"/>
          <table:table-cell office:value-type="string" calcext:value-type="string">
            <text:p>2.90</text:p>
          </table:table-cell>
          <table:table-cell table:number-columns-repeated="3"/>
          <table:table-cell office:value-type="string" calcext:value-type="string">
            <text:p>3.78</text:p>
          </table:table-cell>
          <table:table-cell table:number-columns-repeated="2"/>
          <table:table-cell table:formula="of:=VLOOKUP([.B23];[$Лист2.$A$2:$Лист2.$C$150];5;0)" office:value-type="string" office:string-value="" calcext:value-type="error">
            <text:p>Ошибка:502</text:p>
          </table:table-cell>
          <table:table-cell table:style-name="ce1" table:formula="of:=VLOOKUP([.B2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38</text:p>
          </table:table-cell>
          <table:table-cell table:formula="of:=VLOOKUP([.B24];[$Лист2.$A$2:$Лист2.$C$150];5;0)" office:value-type="string" office:string-value="" calcext:value-type="error">
            <text:p>Ошибка:502</text:p>
          </table:table-cell>
          <table:table-cell table:formula="of:=VLOOKUP([.B2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24</text:p>
          </table:table-cell>
          <table:table-cell table:formula="of:=VLOOKUP([.B25];[$Лист2.$A$2:$Лист2.$C$150];5;0)" office:value-type="string" office:string-value="" calcext:value-type="error">
            <text:p>Ошибка:502</text:p>
          </table:table-cell>
          <table:table-cell table:formula="of:=VLOOKUP([.B2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02</text:p>
          </table:table-cell>
          <table:table-cell table:formula="of:=VLOOKUP([.B26];[$Лист2.$A$2:$Лист2.$C$150];5;0)" office:value-type="string" office:string-value="" calcext:value-type="error">
            <text:p>Ошибка:502</text:p>
          </table:table-cell>
          <table:table-cell table:formula="of:=VLOOKUP([.B2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68</text:p>
          </table:table-cell>
          <table:table-cell table:number-columns-repeated="4"/>
          <table:table-cell office:value-type="string" calcext:value-type="string">
            <text:p>2.69</text:p>
          </table:table-cell>
          <table:table-cell office:value-type="string" calcext:value-type="string">
            <text:p>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2</text:p>
          </table:table-cell>
          <table:table-cell table:formula="of:=VLOOKUP([.B28];[$Лист2.$A$2:$Лист2.$C$150];5;0)" office:value-type="string" office:string-value="" calcext:value-type="error">
            <text:p>Ошибка:502</text:p>
          </table:table-cell>
          <table:table-cell table:formula="of:=VLOOKUP([.B2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5</text:p>
          </table:table-cell>
          <table:table-cell table:formula="of:=VLOOKUP([.B29];[$Лист2.$A$2:$Лист2.$C$150];5;0)" office:value-type="string" office:string-value="" calcext:value-type="error">
            <text:p>Ошибка:502</text:p>
          </table:table-cell>
          <table:table-cell table:formula="of:=VLOOKUP([.B2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77</text:p>
          </table:table-cell>
          <table:table-cell table:formula="of:=VLOOKUP([.B30];[$Лист2.$A$2:$Лист2.$C$150];5;0)" office:value-type="string" office:string-value="" calcext:value-type="error">
            <text:p>Ошибка:502</text:p>
          </table:table-cell>
          <table:table-cell table:formula="of:=VLOOKUP([.B3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71</text:p>
          </table:table-cell>
          <table:table-cell table:formula="of:=VLOOKUP([.B31];[$Лист2.$A$2:$Лист2.$C$150];5;0)" office:value-type="string" office:string-value="" calcext:value-type="error">
            <text:p>Ошибка:502</text:p>
          </table:table-cell>
          <table:table-cell table:formula="of:=VLOOKUP([.B3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96</text:p>
          </table:table-cell>
          <table:table-cell table:number-columns-repeated="5"/>
          <table:table-cell office:value-type="string" calcext:value-type="string">
            <text:p>3.9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29</text:p>
          </table:table-cell>
          <table:table-cell table:formula="of:=VLOOKUP([.B32];[$Лист2.$A$2:$Лист2.$C$150];5;0)" office:value-type="string" office:string-value="" calcext:value-type="error">
            <text:p>Ошибка:502</text:p>
          </table:table-cell>
          <table:table-cell table:formula="of:=VLOOKUP([.B3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7.12</text:p>
          </table:table-cell>
          <table:table-cell table:formula="of:=VLOOKUP([.B33];[$Лист2.$A$2:$Лист2.$C$150];5;0)" office:value-type="string" office:string-value="" calcext:value-type="error">
            <text:p>Ошибка:502</text:p>
          </table:table-cell>
          <table:table-cell table:formula="of:=VLOOKUP([.B3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6.51</text:p>
          </table:table-cell>
          <table:table-cell table:formula="of:=VLOOKUP([.B34];[$Лист2.$A$2:$Лист2.$C$150];5;0)" office:value-type="string" office:string-value="" calcext:value-type="error">
            <text:p>Ошибка:502</text:p>
          </table:table-cell>
          <table:table-cell table:formula="of:=VLOOKUP([.B3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26</text:p>
          </table:table-cell>
          <table:table-cell table:formula="of:=VLOOKUP([.B35];[$Лист2.$A$2:$Лист2.$C$150];5;0)" office:value-type="string" office:string-value="" calcext:value-type="error">
            <text:p>Ошибка:502</text:p>
          </table:table-cell>
          <table:table-cell table:formula="of:=VLOOKUP([.B3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6.25</text:p>
          </table:table-cell>
          <table:table-cell table:number-columns-repeated="2" office:value-type="string" calcext:value-type="string">
            <text:p>6.33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6.90</text:p>
          </table:table-cell>
          <table:table-cell table:formula="of:=VLOOKUP([.B36];[$Лист2.$A$2:$Лист2.$C$150];5;0)" office:value-type="string" office:string-value="" calcext:value-type="error">
            <text:p>Ошибка:502</text:p>
          </table:table-cell>
          <table:table-cell table:formula="of:=VLOOKUP([.B3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7.59</text:p>
          </table:table-cell>
          <table:table-cell table:number-columns-repeated="2" office:value-type="string" calcext:value-type="string">
            <text:p>7.51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7.51</text:p>
          </table:table-cell>
          <table:table-cell table:formula="of:=VLOOKUP([.B37];[$Лист2.$A$2:$Лист2.$C$150];5;0)" office:value-type="string" office:string-value="" calcext:value-type="error">
            <text:p>Ошибка:502</text:p>
          </table:table-cell>
          <table:table-cell table:formula="of:=VLOOKUP([.B3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17</text:p>
          </table:table-cell>
          <table:table-cell table:formula="of:=VLOOKUP([.B39];[$Лист2.$A$2:$Лист2.$C$150];5;0)" office:value-type="string" office:string-value="" calcext:value-type="error">
            <text:p>Ошибка:502</text:p>
          </table:table-cell>
          <table:table-cell table:formula="of:=VLOOKUP([.B3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35</text:p>
          </table:table-cell>
          <table:table-cell table:formula="of:=VLOOKUP([.B40];[$Лист2.$A$2:$Лист2.$C$150];5;0)" office:value-type="string" office:string-value="" calcext:value-type="error">
            <text:p>Ошибка:502</text:p>
          </table:table-cell>
          <table:table-cell table:formula="of:=VLOOKUP([.B4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47</text:p>
          </table:table-cell>
          <table:table-cell table:formula="of:=VLOOKUP([.B41];[$Лист2.$A$2:$Лист2.$C$150];5;0)" office:value-type="string" office:string-value="" calcext:value-type="error">
            <text:p>Ошибка:502</text:p>
          </table:table-cell>
          <table:table-cell table:formula="of:=VLOOKUP([.B4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5.46</text:p>
          </table:table-cell>
          <table:table-cell table:formula="of:=VLOOKUP([.B42];[$Лист2.$A$2:$Лист2.$C$150];5;0)" office:value-type="string" office:string-value="" calcext:value-type="error">
            <text:p>Ошибка:502</text:p>
          </table:table-cell>
          <table:table-cell table:formula="of:=VLOOKUP([.B4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5.4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45</text:p>
          </table:table-cell>
          <table:table-cell table:formula="of:=VLOOKUP([.B43];[$Лист2.$A$2:$Лист2.$C$150];5;0)" office:value-type="string" office:string-value="" calcext:value-type="error">
            <text:p>Ошибка:502</text:p>
          </table:table-cell>
          <table:table-cell table:formula="of:=VLOOKUP([.B4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4.56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55</text:p>
          </table:table-cell>
          <table:table-cell table:formula="of:=VLOOKUP([.B44];[$Лист2.$A$2:$Лист2.$C$150];5;0)" office:value-type="string" office:string-value="" calcext:value-type="error">
            <text:p>Ошибка:502</text:p>
          </table:table-cell>
          <table:table-cell table:formula="of:=VLOOKUP([.B4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7.89</text:p>
          </table:table-cell>
          <table:table-cell table:formula="of:=VLOOKUP([.B45];[$Лист2.$A$2:$Лист2.$C$150];5;0)" office:value-type="string" office:string-value="" calcext:value-type="error">
            <text:p>Ошибка:502</text:p>
          </table:table-cell>
          <table:table-cell table:formula="of:=VLOOKUP([.B4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71</text:p>
          </table:table-cell>
          <table:table-cell table:formula="of:=VLOOKUP([.B46];[$Лист2.$A$2:$Лист2.$C$150];5;0)" office:value-type="string" office:string-value="" calcext:value-type="error">
            <text:p>Ошибка:502</text:p>
          </table:table-cell>
          <table:table-cell table:formula="of:=VLOOKUP([.B4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4.2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83</text:p>
          </table:table-cell>
          <table:table-cell table:number-columns-repeated="2" office:value-type="string" calcext:value-type="string">
            <text:p>4.7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3</text:p>
          </table:table-cell>
          <table:table-cell table:formula="of:=VLOOKUP([.B47];[$Лист2.$A$2:$Лист2.$C$150];5;0)" office:value-type="string" office:string-value="" calcext:value-type="error">
            <text:p>Ошибка:502</text:p>
          </table:table-cell>
          <table:table-cell table:formula="of:=VLOOKUP([.B4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4.75</text:p>
          </table:table-cell>
          <table:table-cell table:formula="of:=VLOOKUP([.B48];[$Лист2.$A$2:$Лист2.$C$150];5;0)" office:value-type="string" office:string-value="" calcext:value-type="error">
            <text:p>Ошибка:502</text:p>
          </table:table-cell>
          <table:table-cell table:formula="of:=VLOOKUP([.B4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12</text:p>
          </table:table-cell>
          <table:table-cell table:number-columns-repeated="2" office:value-type="string" calcext:value-type="string">
            <text:p>4.45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12</text:p>
          </table:table-cell>
          <table:table-cell table:formula="of:=VLOOKUP([.B49];[$Лист2.$A$2:$Лист2.$C$150];5;0)" office:value-type="string" office:string-value="" calcext:value-type="error">
            <text:p>Ошибка:502</text:p>
          </table:table-cell>
          <table:table-cell table:formula="of:=VLOOKUP([.B4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7.31</text:p>
          </table:table-cell>
          <table:table-cell table:formula="of:=VLOOKUP([.B50];[$Лист2.$A$2:$Лист2.$C$150];5;0)" office:value-type="string" office:string-value="" calcext:value-type="error">
            <text:p>Ошибка:502</text:p>
          </table:table-cell>
          <table:table-cell table:formula="of:=VLOOKUP([.B5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32</text:p>
          </table:table-cell>
          <table:table-cell table:formula="of:=VLOOKUP([.B51];[$Лист2.$A$2:$Лист2.$C$150];5;0)" office:value-type="string" office:string-value="" calcext:value-type="error">
            <text:p>Ошибка:502</text:p>
          </table:table-cell>
          <table:table-cell table:formula="of:=VLOOKUP([.B5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79</text:p>
          </table:table-cell>
          <table:table-cell table:formula="of:=VLOOKUP([.B52];[$Лист2.$A$2:$Лист2.$C$150];5;0)" office:value-type="string" office:string-value="" calcext:value-type="error">
            <text:p>Ошибка:502</text:p>
          </table:table-cell>
          <table:table-cell table:formula="of:=VLOOKUP([.B5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4</text:p>
          </table:table-cell>
          <table:table-cell table:formula="of:=VLOOKUP([.B53];[$Лист2.$A$2:$Лист2.$C$150];5;0)" office:value-type="string" office:string-value="" calcext:value-type="error">
            <text:p>Ошибка:502</text:p>
          </table:table-cell>
          <table:table-cell table:formula="of:=VLOOKUP([.B5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4.04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95</text:p>
          </table:table-cell>
          <table:table-cell table:formula="of:=VLOOKUP([.B54];[$Лист2.$A$2:$Лист2.$C$150];5;0)" office:value-type="string" office:string-value="" calcext:value-type="error">
            <text:p>Ошибка:502</text:p>
          </table:table-cell>
          <table:table-cell table:formula="of:=VLOOKUP([.B5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61</text:p>
          </table:table-cell>
          <table:table-cell table:number-columns-repeated="2"/>
          <table:table-cell table:formula="of:=VLOOKUP([.B55];[$Лист2.$A$2:$Лист2.$C$150];5;0)" office:value-type="string" office:string-value="" calcext:value-type="error">
            <text:p>Ошибка:502</text:p>
          </table:table-cell>
          <table:table-cell table:style-name="ce1" table:formula="of:=VLOOKUP([.B5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5.95</text:p>
          </table:table-cell>
          <table:table-cell table:formula="of:=VLOOKUP([.B56];[$Лист2.$A$2:$Лист2.$C$150];5;0)" office:value-type="string" office:string-value="" calcext:value-type="error">
            <text:p>Ошибка:502</text:p>
          </table:table-cell>
          <table:table-cell table:formula="of:=VLOOKUP([.B5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ong Kong S.A.R. of China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5.46</text:p>
          </table:table-cell>
          <table:table-cell/>
          <table:table-cell office:value-type="string" calcext:value-type="string">
            <text:p>5.50</text:p>
          </table:table-cell>
          <table:table-cell office:value-type="string" calcext:value-type="string">
            <text:p>5.36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5.30</text:p>
          </table:table-cell>
          <table:table-cell table:formula="of:=VLOOKUP([.B57];[$Лист2.$A$2:$Лист2.$C$150];5;0)" office:value-type="string" office:string-value="" calcext:value-type="error">
            <text:p>Ошибка:502</text:p>
          </table:table-cell>
          <table:table-cell table:formula="of:=VLOOKUP([.B5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6.04</text:p>
          </table:table-cell>
          <table:table-cell table:formula="of:=VLOOKUP([.B58];[$Лист2.$A$2:$Лист2.$C$150];5;0)" office:value-type="string" office:string-value="" calcext:value-type="error">
            <text:p>Ошибка:502</text:p>
          </table:table-cell>
          <table:table-cell table:formula="of:=VLOOKUP([.B5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2"/>
          <table:table-cell office:value-type="string" calcext:value-type="string">
            <text:p>7.59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7.50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7.48</text:p>
          </table:table-cell>
          <table:table-cell/>
          <table:table-cell office:value-type="string" calcext:value-type="string">
            <text:p>7.53</text:p>
          </table:table-cell>
          <table:table-cell office:value-type="string" calcext:value-type="string">
            <text:p>7.58</text:p>
          </table:table-cell>
          <table:table-cell table:formula="of:=VLOOKUP([.B59];[$Лист2.$A$2:$Лист2.$C$150];5;0)" office:value-type="string" office:string-value="" calcext:value-type="error">
            <text:p>Ошибка:502</text:p>
          </table:table-cell>
          <table:table-cell table:formula="of:=VLOOKUP([.B5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23</text:p>
          </table:table-cell>
          <table:table-cell table:formula="of:=VLOOKUP([.B60];[$Лист2.$A$2:$Лист2.$C$150];5;0)" office:value-type="string" office:string-value="" calcext:value-type="error">
            <text:p>Ошибка:502</text:p>
          </table:table-cell>
          <table:table-cell table:formula="of:=VLOOKUP([.B6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29</text:p>
          </table:table-cell>
          <table:table-cell table:formula="of:=VLOOKUP([.B61];[$Лист2.$A$2:$Лист2.$C$150];5;0)" office:value-type="string" office:string-value="" calcext:value-type="error">
            <text:p>Ошибка:502</text:p>
          </table:table-cell>
          <table:table-cell table:formula="of:=VLOOKUP([.B6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4.7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86</text:p>
          </table:table-cell>
          <table:table-cell table:formula="of:=VLOOKUP([.B62];[$Лист2.$A$2:$Лист2.$C$150];5;0)" office:value-type="string" office:string-value="" calcext:value-type="error">
            <text:p>Ошибка:502</text:p>
          </table:table-cell>
          <table:table-cell table:formula="of:=VLOOKUP([.B6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4.79</text:p>
          </table:table-cell>
          <table:table-cell table:formula="of:=VLOOKUP([.B63];[$Лист2.$A$2:$Лист2.$C$150];5;0)" office:value-type="string" office:string-value="" calcext:value-type="error">
            <text:p>Ошибка:502</text:p>
          </table:table-cell>
          <table:table-cell table:formula="of:=VLOOKUP([.B6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03</text:p>
          </table:table-cell>
          <table:table-cell table:formula="of:=VLOOKUP([.B64];[$Лист2.$A$2:$Лист2.$C$150];5;0)" office:value-type="string" office:string-value="" calcext:value-type="error">
            <text:p>Ошибка:502</text:p>
          </table:table-cell>
          <table:table-cell table:formula="of:=VLOOKUP([.B6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7.19</text:p>
          </table:table-cell>
          <table:table-cell table:formula="of:=VLOOKUP([.B65];[$Лист2.$A$2:$Лист2.$C$150];5;0)" office:value-type="string" office:string-value="" calcext:value-type="error">
            <text:p>Ошибка:502</text:p>
          </table:table-cell>
          <table:table-cell table:formula="of:=VLOOKUP([.B6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49</text:p>
          </table:table-cell>
          <table:table-cell table:formula="of:=VLOOKUP([.B66];[$Лист2.$A$2:$Лист2.$C$150];5;0)" office:value-type="string" office:string-value="" calcext:value-type="error">
            <text:p>Ошибка:502</text:p>
          </table:table-cell>
          <table:table-cell table:formula="of:=VLOOKUP([.B6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5.71</text:p>
          </table:table-cell>
          <table:table-cell office:value-type="string" calcext:value-type="string">
            <text:p>5.31</text:p>
          </table:table-cell>
          <table:table-cell table:number-columns-repeated="2"/>
          <table:table-cell office:value-type="string" calcext:value-type="string">
            <text:p>5.89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5.89</text:p>
          </table:table-cell>
          <table:table-cell table:formula="of:=VLOOKUP([.B67];[$Лист2.$A$2:$Лист2.$C$150];5;0)" office:value-type="string" office:string-value="" calcext:value-type="error">
            <text:p>Ошибка:502</text:p>
          </table:table-cell>
          <table:table-cell table:formula="of:=VLOOKUP([.B6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.12</text:p>
          </table:table-cell>
          <table:table-cell table:formula="of:=VLOOKUP([.B68];[$Лист2.$A$2:$Лист2.$C$150];5;0)" office:value-type="string" office:string-value="" calcext:value-type="error">
            <text:p>Ошибка:502</text:p>
          </table:table-cell>
          <table:table-cell table:formula="of:=VLOOKUP([.B6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09</text:p>
          </table:table-cell>
          <table:table-cell table:formula="of:=VLOOKUP([.B69];[$Лист2.$A$2:$Лист2.$C$150];5;0)" office:value-type="string" office:string-value="" calcext:value-type="error">
            <text:p>Ошибка:502</text:p>
          </table:table-cell>
          <table:table-cell table:formula="of:=VLOOKUP([.B6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17</text:p>
          </table:table-cell>
          <table:table-cell table:formula="of:=VLOOKUP([.B70];[$Лист2.$A$2:$Лист2.$C$150];5;0)" office:value-type="string" office:string-value="" calcext:value-type="error">
            <text:p>Ошибка:502</text:p>
          </table:table-cell>
          <table:table-cell table:formula="of:=VLOOKUP([.B7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55</text:p>
          </table:table-cell>
          <table:table-cell table:formula="of:=VLOOKUP([.B71];[$Лист2.$A$2:$Лист2.$C$150];5;0)" office:value-type="string" office:string-value="" calcext:value-type="error">
            <text:p>Ошибка:502</text:p>
          </table:table-cell>
          <table:table-cell table:formula="of:=VLOOKUP([.B7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6.09</text:p>
          </table:table-cell>
          <table:table-cell/>
          <table:table-cell office:value-type="string" calcext:value-type="string">
            <text:p>6.11</text:p>
          </table:table-cell>
          <table:table-cell office:value-type="string" calcext:value-type="string">
            <text:p>6.1</text:p>
          </table:table-cell>
          <table:table-cell table:formula="of:=VLOOKUP([.B72];[$Лист2.$A$2:$Лист2.$C$150];5;0)" office:value-type="string" office:string-value="" calcext:value-type="error">
            <text:p>Ошибка:502</text:p>
          </table:table-cell>
          <table:table-cell table:formula="of:=VLOOKUP([.B7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6.25</text:p>
          </table:table-cell>
          <table:table-cell table:formula="of:=VLOOKUP([.B73];[$Лист2.$A$2:$Лист2.$C$150];5;0)" office:value-type="string" office:string-value="" calcext:value-type="error">
            <text:p>Ошибка:502</text:p>
          </table:table-cell>
          <table:table-cell table:formula="of:=VLOOKUP([.B7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4.97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23</text:p>
          </table:table-cell>
          <table:table-cell table:formula="of:=VLOOKUP([.B74];[$Лист2.$A$2:$Лист2.$C$150];5;0)" office:value-type="string" office:string-value="" calcext:value-type="error">
            <text:p>Ошибка:502</text:p>
          </table:table-cell>
          <table:table-cell table:formula="of:=VLOOKUP([.B7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77</text:p>
          </table:table-cell>
          <table:table-cell table:formula="of:=VLOOKUP([.B75];[$Лист2.$A$2:$Лист2.$C$150];5;0)" office:value-type="string" office:string-value="" calcext:value-type="error">
            <text:p>Ошибка:502</text:p>
          </table:table-cell>
          <table:table-cell table:formula="of:=VLOOKUP([.B7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4.90</text:p>
          </table:table-cell>
          <table:table-cell table:number-columns-repeated="4"/>
          <table:table-cell office:value-type="string" calcext:value-type="string">
            <text:p>3.81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3.51</text:p>
          </table:table-cell>
          <table:table-cell office:value-type="string" calcext:value-type="string">
            <text:p>3.65</text:p>
          </table:table-cell>
          <table:table-cell table:formula="of:=VLOOKUP([.B76];[$Лист2.$A$2:$Лист2.$C$150];5;0)" office:value-type="string" office:string-value="" calcext:value-type="error">
            <text:p>Ошибка:502</text:p>
          </table:table-cell>
          <table:table-cell table:formula="of:=VLOOKUP([.B7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4.20</text:p>
          </table:table-cell>
          <table:table-cell table:number-columns-repeated="3"/>
          <table:table-cell office:value-type="string" calcext:value-type="string">
            <text:p>4.57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4.56</text:p>
          </table:table-cell>
          <table:table-cell table:formula="of:=VLOOKUP([.B77];[$Лист2.$A$2:$Лист2.$C$150];5;0)" office:value-type="string" office:string-value="" calcext:value-type="error">
            <text:p>Ошибка:502</text:p>
          </table:table-cell>
          <table:table-cell table:formula="of:=VLOOKUP([.B7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39</text:p>
          </table:table-cell>
          <table:table-cell table:formula="of:=VLOOKUP([.B78];[$Лист2.$A$2:$Лист2.$C$150];5;0)" office:value-type="string" office:string-value="" calcext:value-type="error">
            <text:p>Ошибка:502</text:p>
          </table:table-cell>
          <table:table-cell table:formula="of:=VLOOKUP([.B7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table:number-columns-repeated="2" office:value-type="string" calcext:value-type="string">
            <text:p>7.10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24</text:p>
          </table:table-cell>
          <table:table-cell table:formula="of:=VLOOKUP([.B79];[$Лист2.$A$2:$Лист2.$C$150];5;0)" office:value-type="string" office:string-value="" calcext:value-type="error">
            <text:p>Ошибка:502</text:p>
          </table:table-cell>
          <table:table-cell table:formula="of:=VLOOKUP([.B7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4.38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17</text:p>
          </table:table-cell>
          <table:table-cell table:formula="of:=VLOOKUP([.B80];[$Лист2.$A$2:$Лист2.$C$150];5;0)" office:value-type="string" office:string-value="" calcext:value-type="error">
            <text:p>Ошибка:502</text:p>
          </table:table-cell>
          <table:table-cell table:formula="of:=VLOOKUP([.B8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3.95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54</text:p>
          </table:table-cell>
          <table:table-cell table:formula="of:=VLOOKUP([.B81];[$Лист2.$A$2:$Лист2.$C$150];5;0)" office:value-type="string" office:string-value="" calcext:value-type="error">
            <text:p>Ошибка:502</text:p>
          </table:table-cell>
          <table:table-cell table:formula="of:=VLOOKUP([.B8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32</text:p>
          </table:table-cell>
          <table:table-cell table:number-columns-repeated="2"/>
          <table:table-cell office:value-type="string" calcext:value-type="string">
            <text:p>5.3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38</text:p>
          </table:table-cell>
          <table:table-cell table:formula="of:=VLOOKUP([.B82];[$Лист2.$A$2:$Лист2.$C$150];5;0)" office:value-type="string" office:string-value="" calcext:value-type="error">
            <text:p>Ошибка:502</text:p>
          </table:table-cell>
          <table:table-cell table:formula="of:=VLOOKUP([.B8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8"/>
          <table:table-cell office:value-type="string" calcext:value-type="string">
            <text:p>5.20</text:p>
          </table:table-cell>
          <table:table-cell table:number-columns-repeated="2"/>
          <table:table-cell table:formula="of:=VLOOKUP([.B83];[$Лист2.$A$2:$Лист2.$C$150];5;0)" office:value-type="string" office:string-value="" calcext:value-type="error">
            <text:p>Ошибка:502</text:p>
          </table:table-cell>
          <table:table-cell table:style-name="ce1" table:formula="of:=VLOOKUP([.B8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3</text:p>
          </table:table-cell>
          <table:table-cell table:formula="of:=VLOOKUP([.B84];[$Лист2.$A$2:$Лист2.$C$150];5;0)" office:value-type="string" office:string-value="" calcext:value-type="error">
            <text:p>Ошибка:502</text:p>
          </table:table-cell>
          <table:table-cell table:formula="of:=VLOOKUP([.B8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6.16</text:p>
          </table:table-cell>
          <table:table-cell table:formula="of:=VLOOKUP([.B85];[$Лист2.$A$2:$Лист2.$C$150];5;0)" office:value-type="string" office:string-value="" calcext:value-type="error">
            <text:p>Ошибка:502</text:p>
          </table:table-cell>
          <table:table-cell table:formula="of:=VLOOKUP([.B8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7</text:p>
          </table:table-cell>
          <table:table-cell table:formula="of:=VLOOKUP([.B86];[$Лист2.$A$2:$Лист2.$C$150];5;0)" office:value-type="string" office:string-value="" calcext:value-type="error">
            <text:p>Ошибка:502</text:p>
          </table:table-cell>
          <table:table-cell table:formula="of:=VLOOKUP([.B8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5.48</text:p>
          </table:table-cell>
          <table:table-cell table:number-columns-repeated="2"/>
          <table:table-cell office:value-type="string" calcext:value-type="string">
            <text:p>5.65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02</text:p>
          </table:table-cell>
          <table:table-cell table:formula="of:=VLOOKUP([.B87];[$Лист2.$A$2:$Лист2.$C$150];5;0)" office:value-type="string" office:string-value="" calcext:value-type="error">
            <text:p>Ошибка:502</text:p>
          </table:table-cell>
          <table:table-cell table:formula="of:=VLOOKUP([.B8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5.96</text:p>
          </table:table-cell>
          <table:table-cell table:formula="of:=VLOOKUP([.B88];[$Лист2.$A$2:$Лист2.$C$150];5;0)" office:value-type="string" office:string-value="" calcext:value-type="error">
            <text:p>Ошибка:502</text:p>
          </table:table-cell>
          <table:table-cell table:formula="of:=VLOOKUP([.B8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81</text:p>
          </table:table-cell>
          <table:table-cell table:formula="of:=VLOOKUP([.B89];[$Лист2.$A$2:$Лист2.$C$150];5;0)" office:value-type="string" office:string-value="" calcext:value-type="error">
            <text:p>Ошибка:502</text:p>
          </table:table-cell>
          <table:table-cell table:formula="of:=VLOOKUP([.B8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.01</text:p>
          </table:table-cell>
          <table:table-cell table:formula="of:=VLOOKUP([.B90];[$Лист2.$A$2:$Лист2.$C$150];5;0)" office:value-type="string" office:string-value="" calcext:value-type="error">
            <text:p>Ошибка:502</text:p>
          </table:table-cell>
          <table:table-cell table:formula="of:=VLOOKUP([.B9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5.46</text:p>
          </table:table-cell>
          <table:table-cell table:number-columns-repeated="2" office:value-type="string" calcext:value-type="string">
            <text:p>5.2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72</text:p>
          </table:table-cell>
          <table:table-cell table:formula="of:=VLOOKUP([.B91];[$Лист2.$A$2:$Лист2.$C$150];5;0)" office:value-type="string" office:string-value="" calcext:value-type="error">
            <text:p>Ошибка:502</text:p>
          </table:table-cell>
          <table:table-cell table:formula="of:=VLOOKUP([.B9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5.16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80</text:p>
          </table:table-cell>
          <table:table-cell table:formula="of:=VLOOKUP([.B92];[$Лист2.$A$2:$Лист2.$C$150];5;0)" office:value-type="string" office:string-value="" calcext:value-type="error">
            <text:p>Ошибка:502</text:p>
          </table:table-cell>
          <table:table-cell table:formula="of:=VLOOKUP([.B9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4.97</text:p>
          </table:table-cell>
          <table:table-cell table:number-columns-repeated="3"/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4.28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62</text:p>
          </table:table-cell>
          <table:table-cell table:formula="of:=VLOOKUP([.B93];[$Лист2.$A$2:$Лист2.$C$150];5;0)" office:value-type="string" office:string-value="" calcext:value-type="error">
            <text:p>Ошибка:502</text:p>
          </table:table-cell>
          <table:table-cell table:formula="of:=VLOOKUP([.B9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table:number-columns-repeated="4"/>
          <table:table-cell office:value-type="string" calcext:value-type="string">
            <text:p>4.57</text:p>
          </table:table-cell>
          <table:table-cell table:number-columns-repeated="2"/>
          <table:table-cell office:value-type="string" calcext:value-type="string">
            <text:p>4.44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45</text:p>
          </table:table-cell>
          <table:table-cell table:formula="of:=VLOOKUP([.B94];[$Лист2.$A$2:$Лист2.$C$150];5;0)" office:value-type="string" office:string-value="" calcext:value-type="error">
            <text:p>Ошибка:502</text:p>
          </table:table-cell>
          <table:table-cell table:formula="of:=VLOOKUP([.B9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14</text:p>
          </table:table-cell>
          <table:table-cell table:formula="of:=VLOOKUP([.B95];[$Лист2.$A$2:$Лист2.$C$150];5;0)" office:value-type="string" office:string-value="" calcext:value-type="error">
            <text:p>Ошибка:502</text:p>
          </table:table-cell>
          <table:table-cell table:formula="of:=VLOOKUP([.B9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41</text:p>
          </table:table-cell>
          <table:table-cell table:number-columns-repeated="2" office:value-type="string" calcext:value-type="string">
            <text:p>7.32</text:p>
          </table:table-cell>
          <table:table-cell office:value-type="string" calcext:value-type="string">
            <text:p>7.54</text:p>
          </table:table-cell>
          <table:table-cell table:number-columns-repeated="2" office:value-type="string" calcext:value-type="string">
            <text:p>7.4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50</text:p>
          </table:table-cell>
          <table:table-cell table:formula="of:=VLOOKUP([.B96];[$Лист2.$A$2:$Лист2.$C$150];5;0)" office:value-type="string" office:string-value="" calcext:value-type="error">
            <text:p>Ошибка:502</text:p>
          </table:table-cell>
          <table:table-cell table:formula="of:=VLOOKUP([.B9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7.26</text:p>
          </table:table-cell>
          <table:table-cell table:formula="of:=VLOOKUP([.B97];[$Лист2.$A$2:$Лист2.$C$150];5;0)" office:value-type="string" office:string-value="" calcext:value-type="error">
            <text:p>Ошибка:502</text:p>
          </table:table-cell>
          <table:table-cell table:formula="of:=VLOOKUP([.B9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.14</text:p>
          </table:table-cell>
          <table:table-cell table:formula="of:=VLOOKUP([.B98];[$Лист2.$A$2:$Лист2.$C$150];5;0)" office:value-type="string" office:string-value="" calcext:value-type="error">
            <text:p>Ошибка:502</text:p>
          </table:table-cell>
          <table:table-cell table:formula="of:=VLOOKUP([.B9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1</text:p>
          </table:table-cell>
          <table:table-cell table:formula="of:=VLOOKUP([.B99];[$Лист2.$A$2:$Лист2.$C$150];5;0)" office:value-type="string" office:string-value="" calcext:value-type="error">
            <text:p>Ошибка:502</text:p>
          </table:table-cell>
          <table:table-cell table:formula="of:=VLOOKUP([.B9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4.76</text:p>
          </table:table-cell>
          <table:table-cell/>
          <table:table-cell office:value-type="string" calcext:value-type="string">
            <text:p>5.49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4.93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50</text:p>
          </table:table-cell>
          <table:table-cell table:formula="of:=VLOOKUP([.B100];[$Лист2.$A$2:$Лист2.$C$150];5;0)" office:value-type="string" office:string-value="" calcext:value-type="error">
            <text:p>Ошибка:502</text:p>
          </table:table-cell>
          <table:table-cell table:formula="of:=VLOOKUP([.B10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05</text:p>
          </table:table-cell>
          <table:table-cell table:formula="of:=VLOOKUP([.B101];[$Лист2.$A$2:$Лист2.$C$150];5;0)" office:value-type="string" office:string-value="" calcext:value-type="error">
            <text:p>Ошибка:502</text:p>
          </table:table-cell>
          <table:table-cell table:formula="of:=VLOOKUP([.B10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7.44</text:p>
          </table:table-cell>
          <table:table-cell table:number-columns-repeated="2" office:value-type="string" calcext:value-type="string">
            <text:p>7.60</text:p>
          </table:table-cell>
          <table:table-cell office:value-type="string" calcext:value-type="string">
            <text:p>7.58</text:p>
          </table:table-cell>
          <table:table-cell table:number-columns-repeated="2" office:value-type="string" calcext:value-type="string">
            <text:p>7.44</text:p>
          </table:table-cell>
          <table:table-cell office:value-type="string" calcext:value-type="string">
            <text:p>7.29</text:p>
          </table:table-cell>
          <table:table-cell table:formula="of:=VLOOKUP([.B102];[$Лист2.$A$2:$Лист2.$C$150];5;0)" office:value-type="string" office:string-value="" calcext:value-type="error">
            <text:p>Ошибка:502</text:p>
          </table:table-cell>
          <table:table-cell table:formula="of:=VLOOKUP([.B10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6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.69</text:p>
          </table:table-cell>
          <table:table-cell table:formula="of:=VLOOKUP([.B104];[$Лист2.$A$2:$Лист2.$C$150];5;0)" office:value-type="string" office:string-value="" calcext:value-type="error">
            <text:p>Ошибка:502</text:p>
          </table:table-cell>
          <table:table-cell table:formula="of:=VLOOKUP([.B10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ian Territories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55</text:p>
          </table:table-cell>
          <table:table-cell table:formula="of:=VLOOKUP([.B105];[$Лист2.$A$2:$Лист2.$C$150];5;0)" office:value-type="string" office:string-value="" calcext:value-type="error">
            <text:p>Ошибка:502</text:p>
          </table:table-cell>
          <table:table-cell table:formula="of:=VLOOKUP([.B10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3</text:p>
          </table:table-cell>
          <table:table-cell table:formula="of:=VLOOKUP([.B106];[$Лист2.$A$2:$Лист2.$C$150];5;0)" office:value-type="string" office:string-value="" calcext:value-type="error">
            <text:p>Ошибка:502</text:p>
          </table:table-cell>
          <table:table-cell table:formula="of:=VLOOKUP([.B10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71</text:p>
          </table:table-cell>
          <table:table-cell/>
          <table:table-cell office:value-type="string" calcext:value-type="string">
            <text:p>5.65</text:p>
          </table:table-cell>
          <table:table-cell office:value-type="string" calcext:value-type="string">
            <text:p>5.69</text:p>
          </table:table-cell>
          <table:table-cell table:formula="of:=VLOOKUP([.B107];[$Лист2.$A$2:$Лист2.$C$150];5;0)" office:value-type="string" office:string-value="" calcext:value-type="error">
            <text:p>Ошибка:502</text:p>
          </table:table-cell>
          <table:table-cell table:formula="of:=VLOOKUP([.B10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8</text:p>
          </table:table-cell>
          <table:table-cell table:formula="of:=VLOOKUP([.B108];[$Лист2.$A$2:$Лист2.$C$150];5;0)" office:value-type="string" office:string-value="" calcext:value-type="error">
            <text:p>Ошибка:502</text:p>
          </table:table-cell>
          <table:table-cell table:formula="of:=VLOOKUP([.B10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5.08</text:p>
          </table:table-cell>
          <table:table-cell table:formula="of:=VLOOKUP([.B109];[$Лист2.$A$2:$Лист2.$C$150];5;0)" office:value-type="string" office:string-value="" calcext:value-type="error">
            <text:p>Ошибка:502</text:p>
          </table:table-cell>
          <table:table-cell table:formula="of:=VLOOKUP([.B10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88</text:p>
          </table:table-cell>
          <table:table-cell table:number-columns-repeated="2" office:value-type="string" calcext:value-type="string">
            <text:p>5.75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14</text:p>
          </table:table-cell>
          <table:table-cell table:formula="of:=VLOOKUP([.B110];[$Лист2.$A$2:$Лист2.$C$150];5;0)" office:value-type="string" office:string-value="" calcext:value-type="error">
            <text:p>Ошибка:502</text:p>
          </table:table-cell>
          <table:table-cell table:formula="of:=VLOOKUP([.B11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5.77</text:p>
          </table:table-cell>
          <table:table-cell table:formula="of:=VLOOKUP([.B111];[$Лист2.$A$2:$Лист2.$C$150];5;0)" office:value-type="string" office:string-value="" calcext:value-type="error">
            <text:p>Ошибка:502</text:p>
          </table:table-cell>
          <table:table-cell table:formula="of:=VLOOKUP([.B11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61</text:p>
          </table:table-cell>
          <table:table-cell table:number-columns-repeated="2"/>
          <table:table-cell office:value-type="string" calcext:value-type="string">
            <text:p>6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.12</text:p>
          </table:table-cell>
          <table:table-cell table:formula="of:=VLOOKUP([.B113];[$Лист2.$A$2:$Лист2.$C$150];5;0)" office:value-type="string" office:string-value="" calcext:value-type="error">
            <text:p>Ошибка:502</text:p>
          </table:table-cell>
          <table:table-cell table:formula="of:=VLOOKUP([.B11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50</text:p>
          </table:table-cell>
          <table:table-cell table:formula="of:=VLOOKUP([.B114];[$Лист2.$A$2:$Лист2.$C$150];5;0)" office:value-type="string" office:string-value="" calcext:value-type="error">
            <text:p>Ошибка:502</text:p>
          </table:table-cell>
          <table:table-cell table:formula="of:=VLOOKUP([.B11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31</text:p>
          </table:table-cell>
          <table:table-cell table:formula="of:=VLOOKUP([.B115];[$Лист2.$A$2:$Лист2.$C$150];5;0)" office:value-type="string" office:string-value="" calcext:value-type="error">
            <text:p>Ошибка:502</text:p>
          </table:table-cell>
          <table:table-cell table:formula="of:=VLOOKUP([.B11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36</text:p>
          </table:table-cell>
          <table:table-cell table:number-columns-repeated="2" office:value-type="string" calcext:value-type="string">
            <text:p>6.56</text:p>
          </table:table-cell>
          <table:table-cell table:formula="of:=VLOOKUP([.B116];[$Лист2.$A$2:$Лист2.$C$150];5;0)" office:value-type="string" office:string-value="" calcext:value-type="error">
            <text:p>Ошибка:502</text:p>
          </table:table-cell>
          <table:table-cell table:formula="of:=VLOOKUP([.B11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98</text:p>
          </table:table-cell>
          <table:table-cell table:formula="of:=VLOOKUP([.B117];[$Лист2.$A$2:$Лист2.$C$150];5;0)" office:value-type="string" office:string-value="" calcext:value-type="error">
            <text:p>Ошибка:502</text:p>
          </table:table-cell>
          <table:table-cell table:formula="of:=VLOOKUP([.B11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04</text:p>
          </table:table-cell>
          <table:table-cell table:formula="of:=VLOOKUP([.B118];[$Лист2.$A$2:$Лист2.$C$150];5;0)" office:value-type="string" office:string-value="" calcext:value-type="error">
            <text:p>Ошибка:502</text:p>
          </table:table-cell>
          <table:table-cell table:formula="of:=VLOOKUP([.B11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4.51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93</text:p>
          </table:table-cell>
          <table:table-cell table:formula="of:=VLOOKUP([.B119];[$Лист2.$A$2:$Лист2.$C$150];5;0)" office:value-type="string" office:string-value="" calcext:value-type="error">
            <text:p>Ошибка:502</text:p>
          </table:table-cell>
          <table:table-cell table:formula="of:=VLOOKUP([.B11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56</text:p>
          </table:table-cell>
          <table:table-cell/>
          <table:table-cell office:value-type="string" calcext:value-type="string">
            <text:p>6.53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37</text:p>
          </table:table-cell>
          <table:table-cell table:number-columns-repeated="2" office:value-type="string" calcext:value-type="string">
            <text:p>6.38</text:p>
          </table:table-cell>
          <table:table-cell table:formula="of:=VLOOKUP([.B120];[$Лист2.$A$2:$Лист2.$C$150];5;0)" office:value-type="string" office:string-value="" calcext:value-type="error">
            <text:p>Ошибка:502</text:p>
          </table:table-cell>
          <table:table-cell table:formula="of:=VLOOKUP([.B12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37</text:p>
          </table:table-cell>
          <table:table-cell table:number-columns-repeated="2" office:value-type="string" calcext:value-type="string">
            <text:p>6.24</text:p>
          </table:table-cell>
          <table:table-cell office:value-type="string" calcext:value-type="string">
            <text:p>6.52</text:p>
          </table:table-cell>
          <table:table-cell table:formula="of:=VLOOKUP([.B121];[$Лист2.$A$2:$Лист2.$C$150];5;0)" office:value-type="string" office:string-value="" calcext:value-type="error">
            <text:p>Ошибка:502</text:p>
          </table:table-cell>
          <table:table-cell table:formula="of:=VLOOKUP([.B12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46</text:p>
          </table:table-cell>
          <table:table-cell table:formula="of:=VLOOKUP([.B122];[$Лист2.$A$2:$Лист2.$C$150];5;0)" office:value-type="string" office:string-value="" calcext:value-type="error">
            <text:p>Ошибка:502</text:p>
          </table:table-cell>
          <table:table-cell table:formula="of:=VLOOKUP([.B12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table:number-columns-repeated="4"/>
          <table:table-cell office:value-type="string" calcext:value-type="string">
            <text:p>5.53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95</text:p>
          </table:table-cell>
          <table:table-cell table:formula="of:=VLOOKUP([.B124];[$Лист2.$A$2:$Лист2.$C$150];5;0)" office:value-type="string" office:string-value="" calcext:value-type="error">
            <text:p>Ошибка:502</text:p>
          </table:table-cell>
          <table:table-cell table:formula="of:=VLOOKUP([.B12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5.79</text:p>
          </table:table-cell>
          <table:table-cell table:formula="of:=VLOOKUP([.B125];[$Лист2.$A$2:$Лист2.$C$150];5;0)" office:value-type="string" office:string-value="" calcext:value-type="error">
            <text:p>Ошибка:502</text:p>
          </table:table-cell>
          <table:table-cell table:formula="of:=VLOOKUP([.B12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table:number-columns-repeated="4"/>
          <table:table-cell office:value-type="string" calcext:value-type="string">
            <text:p>3.8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50</text:p>
          </table:table-cell>
          <table:table-cell table:formula="of:=VLOOKUP([.B127];[$Лист2.$A$2:$Лист2.$C$150];5;0)" office:value-type="string" office:string-value="" calcext:value-type="error">
            <text:p>Ошибка:502</text:p>
          </table:table-cell>
          <table:table-cell table:formula="of:=VLOOKUP([.B12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61</text:p>
          </table:table-cell>
          <table:table-cell/>
          <table:table-cell office:value-type="string" calcext:value-type="string">
            <text:p>4.3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3</text:p>
          </table:table-cell>
          <table:table-cell table:formula="of:=VLOOKUP([.B128];[$Лист2.$A$2:$Лист2.$C$150];5;0)" office:value-type="string" office:string-value="" calcext:value-type="error">
            <text:p>Ошибка:502</text:p>
          </table:table-cell>
          <table:table-cell table:formula="of:=VLOOKUP([.B12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4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6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31</text:p>
          </table:table-cell>
          <table:table-cell table:formula="of:=VLOOKUP([.B131];[$Лист2.$A$2:$Лист2.$C$150];5;0)" office:value-type="string" office:string-value="" calcext:value-type="error">
            <text:p>Ошибка:502</text:p>
          </table:table-cell>
          <table:table-cell table:formula="of:=VLOOKUP([.B13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7.51</text:p>
          </table:table-cell>
          <table:table-cell table:formula="of:=VLOOKUP([.B132];[$Лист2.$A$2:$Лист2.$C$150];5;0)" office:value-type="string" office:string-value="" calcext:value-type="error">
            <text:p>Ошибка:502</text:p>
          </table:table-cell>
          <table:table-cell table:formula="of:=VLOOKUP([.B13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 Province of China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75</text:p>
          </table:table-cell>
          <table:table-cell table:formula="of:=VLOOKUP([.B133];[$Лист2.$A$2:$Лист2.$C$150];5;0)" office:value-type="string" office:string-value="" calcext:value-type="error">
            <text:p>Ошибка:502</text:p>
          </table:table-cell>
          <table:table-cell table:formula="of:=VLOOKUP([.B13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7</text:p>
          </table:table-cell>
          <table:table-cell table:formula="of:=VLOOKUP([.B134];[$Лист2.$A$2:$Лист2.$C$150];5;0)" office:value-type="string" office:string-value="" calcext:value-type="error">
            <text:p>Ошибка:502</text:p>
          </table:table-cell>
          <table:table-cell table:formula="of:=VLOOKUP([.B13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79</text:p>
          </table:table-cell>
          <table:table-cell table:formula="of:=VLOOKUP([.B135];[$Лист2.$A$2:$Лист2.$C$150];5;0)" office:value-type="string" office:string-value="" calcext:value-type="error">
            <text:p>Ошибка:502</text:p>
          </table:table-cell>
          <table:table-cell table:formula="of:=VLOOKUP([.B13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88</text:p>
          </table:table-cell>
          <table:table-cell table:formula="of:=VLOOKUP([.B136];[$Лист2.$A$2:$Лист2.$C$150];5;0)" office:value-type="string" office:string-value="" calcext:value-type="error">
            <text:p>Ошибка:502</text:p>
          </table:table-cell>
          <table:table-cell table:formula="of:=VLOOKUP([.B13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2.94</text:p>
          </table:table-cell>
          <table:table-cell table:number-columns-repeated="2"/>
          <table:table-cell office:value-type="string" calcext:value-type="string">
            <text:p>2.8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19</text:p>
          </table:table-cell>
          <table:table-cell table:formula="of:=VLOOKUP([.B137];[$Лист2.$A$2:$Лист2.$C$150];5;0)" office:value-type="string" office:string-value="" calcext:value-type="error">
            <text:p>Ошибка:502</text:p>
          </table:table-cell>
          <table:table-cell table:formula="of:=VLOOKUP([.B13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6.17</text:p>
          </table:table-cell>
          <table:table-cell table:number-columns-repeated="3"/>
          <table:table-cell office:value-type="string" calcext:value-type="string">
            <text:p>6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73</text:p>
          </table:table-cell>
          <table:table-cell table:formula="of:=VLOOKUP([.B139];[$Лист2.$A$2:$Лист2.$C$150];5;0)" office:value-type="string" office:string-value="" calcext:value-type="error">
            <text:p>Ошибка:502</text:p>
          </table:table-cell>
          <table:table-cell table:formula="of:=VLOOKUP([.B13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6</text:p>
          </table:table-cell>
          <table:table-cell table:formula="of:=VLOOKUP([.B140];[$Лист2.$A$2:$Лист2.$C$150];5;0)" office:value-type="string" office:string-value="" calcext:value-type="error">
            <text:p>Ошибка:502</text:p>
          </table:table-cell>
          <table:table-cell table:formula="of:=VLOOKUP([.B14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5.79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9</text:p>
          </table:table-cell>
          <table:table-cell table:number-columns-repeated="2" office:value-type="string" calcext:value-type="string">
            <text:p>5.7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12</text:p>
          </table:table-cell>
          <table:table-cell table:formula="of:=VLOOKUP([.B141];[$Лист2.$A$2:$Лист2.$C$150];5;0)" office:value-type="string" office:string-value="" calcext:value-type="error">
            <text:p>Ошибка:502</text:p>
          </table:table-cell>
          <table:table-cell table:formula="of:=VLOOKUP([.B14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64</text:p>
          </table:table-cell>
          <table:table-cell table:formula="of:=VLOOKUP([.B142];[$Лист2.$A$2:$Лист2.$C$150];5;0)" office:value-type="string" office:string-value="" calcext:value-type="error">
            <text:p>Ошибка:502</text:p>
          </table:table-cell>
          <table:table-cell table:formula="of:=VLOOKUP([.B14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5.27</text:p>
          </table:table-cell>
          <table:table-cell table:formula="of:=VLOOKUP([.B143];[$Лист2.$A$2:$Лист2.$C$150];5;0)" office:value-type="string" office:string-value="" calcext:value-type="error">
            <text:p>Ошибка:502</text:p>
          </table:table-cell>
          <table:table-cell table:formula="of:=VLOOKUP([.B14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.46</text:p>
          </table:table-cell>
          <table:table-cell table:formula="of:=VLOOKUP([.B144];[$Лист2.$A$2:$Лист2.$C$150];5;0)" office:value-type="string" office:string-value="" calcext:value-type="error">
            <text:p>Ошибка:502</text:p>
          </table:table-cell>
          <table:table-cell table:formula="of:=VLOOKUP([.B144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.80</text:p>
          </table:table-cell>
          <table:table-cell table:formula="of:=VLOOKUP([.B145];[$Лист2.$A$2:$Лист2.$C$150];5;0)" office:value-type="string" office:string-value="" calcext:value-type="error">
            <text:p>Ошибка:502</text:p>
          </table:table-cell>
          <table:table-cell table:formula="of:=VLOOKUP([.B145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.03</text:p>
          </table:table-cell>
          <table:table-cell table:formula="of:=VLOOKUP([.B146];[$Лист2.$A$2:$Лист2.$C$150];5;0)" office:value-type="string" office:string-value="" calcext:value-type="error">
            <text:p>Ошибка:502</text:p>
          </table:table-cell>
          <table:table-cell table:formula="of:=VLOOKUP([.B146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31</text:p>
          </table:table-cell>
          <table:table-cell table:formula="of:=VLOOKUP([.B147];[$Лист2.$A$2:$Лист2.$C$150];5;0)" office:value-type="string" office:string-value="" calcext:value-type="error">
            <text:p>Ошибка:502</text:p>
          </table:table-cell>
          <table:table-cell table:formula="of:=VLOOKUP([.B147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26</text:p>
          </table:table-cell>
          <table:table-cell table:formula="of:=VLOOKUP([.B148];[$Лист2.$A$2:$Лист2.$C$150];5;0)" office:value-type="string" office:string-value="" calcext:value-type="error">
            <text:p>Ошибка:502</text:p>
          </table:table-cell>
          <table:table-cell table:formula="of:=VLOOKUP([.B148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.57</text:p>
          </table:table-cell>
          <table:table-cell table:formula="of:=VLOOKUP([.B149];[$Лист2.$A$2:$Лист2.$C$150];5;0)" office:value-type="string" office:string-value="" calcext:value-type="error">
            <text:p>Ошибка:502</text:p>
          </table:table-cell>
          <table:table-cell table:formula="of:=VLOOKUP([.B149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02</text:p>
          </table:table-cell>
          <table:table-cell table:number-columns-repeated="2" office:value-type="string" calcext:value-type="string">
            <text:p>5.0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35</text:p>
          </table:table-cell>
          <table:table-cell table:formula="of:=VLOOKUP([.B150];[$Лист2.$A$2:$Лист2.$C$150];5;0)" office:value-type="string" office:string-value="" calcext:value-type="error">
            <text:p>Ошибка:502</text:p>
          </table:table-cell>
          <table:table-cell table:formula="of:=VLOOKUP([.B150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53</text:p>
          </table:table-cell>
          <table:table-cell table:formula="of:=VLOOKUP([.B151];[$Лист2.$A$2:$Лист2.$C$150];5;0)" office:value-type="string" office:string-value="" calcext:value-type="error">
            <text:p>Ошибка:502</text:p>
          </table:table-cell>
          <table:table-cell table:formula="of:=VLOOKUP([.B151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4.84</text:p>
          </table:table-cell>
          <table:table-cell table:formula="of:=VLOOKUP([.B152];[$Лист2.$A$2:$Лист2.$C$150];5;0)" office:value-type="string" office:string-value="" calcext:value-type="error">
            <text:p>Ошибка:502</text:p>
          </table:table-cell>
          <table:table-cell table:formula="of:=VLOOKUP([.B152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3.16</text:p>
          </table:table-cell>
          <table:table-cell table:formula="of:=VLOOKUP([.B153];[$Лист2.$A$2:$Лист2.$C$150];5;0)" office:value-type="string" office:string-value="" calcext:value-type="error">
            <text:p>Ошибка:502</text:p>
          </table:table-cell>
          <table:table-cell table:formula="of:=VLOOKUP([.B153];[$Лист2.$A$2:$Лист2.$C$150];6;0)" office:value-type="string" office:string-value="" calcext:value-type="error">
            <text:p>Ошибка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 table:number-columns-repeated="15"/>
        </table:table-row>
      </table:table>
      <table:table table:name="Лист2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ce2"/>
        <table:table-column table:style-name="co17" table:default-cell-style-name="ce7"/>
        <table:table-column table:style-name="co9" table:default-cell-style-name="Default"/>
        <table:table-column table:style-name="co10" table:default-cell-style-name="ce2"/>
        <table:table-column table:style-name="co11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row table:style-name="ro2">
          <table:table-cell table:style-name="ce5" office:value-type="string" calcext:value-type="string">
            <text:p>Country name</text:p>
          </table:table-cell>
          <table:table-cell table:style-name="ce10" office:value-type="string" calcext:value-type="string">
            <text:p>sc21</text:p>
          </table:table-cell>
          <table:table-cell table:style-name="ce10" office:value-type="string" calcext:value-type="string">
            <text:p>sc22</text:p>
          </table:table-cell>
          <table:table-cell table:style-name="ce15" office:value-type="string" calcext:value-type="string">
            <text:p>R21</text:p>
          </table:table-cell>
          <table:table-cell table:style-name="ce15" office:value-type="string" calcext:value-type="string">
            <text:p>R22</text:p>
          </table:table-cell>
          <table:table-cell/>
          <table:table-cell table:style-name="ce16"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Country name</text:p>
          </table:table-cell>
          <table:table-cell table:style-name="ce2" office:value-type="string" calcext:value-type="string">
            <text:p>Ladder score</text:p>
          </table:table-cell>
          <table:table-cell/>
          <table:table-cell table:style-name="ce5" office:value-type="string" calcext:value-type="string">
            <text:p>Country name</text:p>
          </table:table-cell>
          <table:table-cell table:style-name="ce10" office:value-type="string" calcext:value-type="string">
            <text:p>sc21</text:p>
          </table:table-cell>
          <table:table-cell table:style-name="ce10" office:value-type="string" calcext:value-type="string">
            <text:p>sc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7.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VLOOKUP([.$A2];[.$M$2:.$Q$149];5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office:value-type="string" calcext:value-type="string">
            <text:p>7.80870008468628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7.8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7.6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VLOOKUP([.$A3];[.$M$2:.$Q$149];5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nmark</text:p>
          </table:table-cell>
          <table:table-cell office:value-type="string" calcext:value-type="string">
            <text:p>7.64559984207153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7.6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.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$A4];[.$M$2:.$Q$149];5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witzerland</text:p>
          </table:table-cell>
          <table:table-cell office:value-type="string" calcext:value-type="string">
            <text:p>7.55989980697632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5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$A5];[.$M$2:.$Q$149];5; 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celand</text:p>
          </table:table-cell>
          <table:table-cell office:value-type="string" calcext:value-type="string">
            <text:p>7.50449991226196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.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VLOOKUP([.$A6];[.$M$2:.$Q$149];5; 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rway</text:p>
          </table:table-cell>
          <table:table-cell office:value-type="string" calcext:value-type="string">
            <text:p>7.48799991607666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.4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.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$A7];[.$M$2:.$Q$149];5; 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office:value-type="string" calcext:value-type="string">
            <text:p>7.44890022277832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3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VLOOKUP([.$A8];[.$M$2:.$Q$149];5; 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office:value-type="string" calcext:value-type="string">
            <text:p>7.35349988937378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3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$A9];[.$M$2:.$Q$149];5; 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ew Zealand</text:p>
          </table:table-cell>
          <table:table-cell office:value-type="string" calcext:value-type="string">
            <text:p>7.29960012435913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.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$A10];[.$M$2:.$Q$149];5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7.29419994354248</text:p>
          </table:table-cell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3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$A11];[.$M$2:.$Q$149];5; 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 office:value-type="string" calcext:value-type="string">
            <text:p>7.23750019073486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$A12];[.$M$2:.$Q$149];5; 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office:value-type="string" calcext:value-type="string">
            <text:p>7.23210000991821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1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$A13];[.$M$2:.$Q$149];5; 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string" calcext:value-type="string">
            <text:p>7.22279977798462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1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7.0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$A14];[.$M$2:.$Q$149];5; 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office:value-type="string" calcext:value-type="string">
            <text:p>7.16450023651123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0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0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VLOOKUP([.$A15];[.$M$2:.$Q$149];5; 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office:value-type="string" calcext:value-type="string">
            <text:p>7.12860012054443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0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$A16];[.$M$2:.$Q$149];5; 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osta Rica</text:p>
          </table:table-cell>
          <table:table-cell office:value-type="string" calcext:value-type="string">
            <text:p>7.12139987945557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5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VLOOKUP([.$A17];[.$M$2:.$Q$149];5; 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string" calcext:value-type="string">
            <text:p>7.09369993209839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9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4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VLOOKUP([.$A18];[.$M$2:.$Q$149];5; 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string" calcext:value-type="string">
            <text:p>7.0757999420166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92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VLOOKUP([.$A19];[.$M$2:.$Q$149];5; 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office:value-type="string" calcext:value-type="string">
            <text:p>6.93959999084473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9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9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VLOOKUP([.$A20];[.$M$2:.$Q$149];5; 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zech Republic</text:p>
          </table:table-cell>
          <table:table-cell office:value-type="string" calcext:value-type="string">
            <text:p>6.9109001159668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6.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VLOOKUP([.$A21];[.$M$2:.$Q$149];5; 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elgium</text:p>
          </table:table-cell>
          <table:table-cell office:value-type="string" calcext:value-type="string">
            <text:p>6.86350011825562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6.6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6.6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VLOOKUP([.$A22];[.$M$2:.$Q$149];5; 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nited Arab Emirates</text:p>
          </table:table-cell>
          <table:table-cell office:value-type="string" calcext:value-type="string">
            <text:p>6.79080009460449</text:p>
          </table:table-cell>
          <table:table-cell/>
          <table:table-cell office:value-type="string" calcext:value-type="string">
            <text:p>Bahrain</text:p>
          </table:table-cell>
          <table:table-cell table:number-columns-repeated="2" office:value-type="string" calcext:value-type="string">
            <text:p>6.6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table:number-columns-repeated="2" office:value-type="string" calcext:value-type="string">
            <text:p>6.6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VLOOKUP([.$A23];[.$M$2:.$Q$149];5; 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alta</text:p>
          </table:table-cell>
          <table:table-cell office:value-type="string" calcext:value-type="string">
            <text:p>6.77279996871948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6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4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VLOOKUP([.$A24];[.$M$2:.$Q$149];5; 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string" calcext:value-type="string">
            <text:p>6.66379976272583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5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Taiwan Province of China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5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VLOOKUP([.$A25];[.$M$2:.$Q$149];5; 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string" calcext:value-type="string">
            <text:p>6.46500015258789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5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5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VLOOKUP([.$A26];[.$M$2:.$Q$149];5; 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aiwan Province of China</text:p>
          </table:table-cell>
          <table:table-cell office:value-type="string" calcext:value-type="string">
            <text:p>6.45539999008179</text:p>
          </table:table-cell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6.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6.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VLOOKUP([.$A27];[.$M$2:.$Q$149];5; 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Uruguay</text:p>
          </table:table-cell>
          <table:table-cell office:value-type="string" calcext:value-type="string">
            <text:p>6.44010019302368</text:p>
          </table:table-cell>
          <table:table-cell/>
          <table:table-cell office:value-type="string" calcext:value-type="string">
            <text:p>Taiwan Province of China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5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6.4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VLOOKUP([.$A28];[.$M$2:.$Q$149];5; 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office:value-type="string" calcext:value-type="string">
            <text:p>6.4064998626709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6.4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VLOOKUP([.$A29];[.$M$2:.$Q$149];5; 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string" calcext:value-type="string">
            <text:p>6.40089988708496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6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VLOOKUP([.$A30];[.$M$2:.$Q$149];5; 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uatemala</text:p>
          </table:table-cell>
          <table:table-cell office:value-type="string" calcext:value-type="string">
            <text:p>6.39890003204346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48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VLOOKUP([.$A31];[.$M$2:.$Q$149];5; 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office:value-type="string" calcext:value-type="string">
            <text:p>6.38740015029907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47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4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VLOOKUP([.$A32];[.$M$2:.$Q$149];5; 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ingapore</text:p>
          </table:table-cell>
          <table:table-cell office:value-type="string" calcext:value-type="string">
            <text:p>6.37709999084473</text:p>
          </table:table-cell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4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VLOOKUP([.$A33];[.$M$2:.$Q$149];5; 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6.37559986114502</text:p>
          </table:table-cell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4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4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VLOOKUP([.$A34];[.$M$2:.$Q$149];5; 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office:value-type="string" calcext:value-type="string">
            <text:p>6.36339998245239</text:p>
          </table:table-cell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45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VLOOKUP([.$A35];[.$M$2:.$Q$149];5; )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l Salvador</text:p>
          </table:table-cell>
          <table:table-cell office:value-type="string" calcext:value-type="string">
            <text:p>6.34829998016357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45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VLOOKUP([.$A36];[.$M$2:.$Q$149];5; )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Kosovo</text:p>
          </table:table-cell>
          <table:table-cell office:value-type="string" calcext:value-type="string">
            <text:p>6.32520008087158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39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1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VLOOKUP([.$A37];[.$M$2:.$Q$149];5; 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anama</text:p>
          </table:table-cell>
          <table:table-cell office:value-type="string" calcext:value-type="string">
            <text:p>6.30480003356934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34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5.8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VLOOKUP([.$A38];[.$M$2:.$Q$149];5; 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lovakia</text:p>
          </table:table-cell>
          <table:table-cell office:value-type="string" calcext:value-type="string">
            <text:p>6.28060007095337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3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VLOOKUP([.$A39];[.$M$2:.$Q$149];5; 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Uzbekistan</text:p>
          </table:table-cell>
          <table:table-cell office:value-type="string" calcext:value-type="string">
            <text:p>6.25759983062744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2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6.2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VLOOKUP([.$A40];[.$M$2:.$Q$149];5; 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office:value-type="string" calcext:value-type="string">
            <text:p>6.22849988937378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2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VLOOKUP([.$A41];[.$M$2:.$Q$149];5; 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ahrain</text:p>
          </table:table-cell>
          <table:table-cell office:value-type="string" calcext:value-type="string">
            <text:p>6.22730016708374</text:p>
          </table:table-cell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2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VLOOKUP([.$A42];[.$M$2:.$Q$149];5; )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office:value-type="string" calcext:value-type="string">
            <text:p>6.21549987792969</text:p>
          </table:table-cell>
          <table:table-cell/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6.2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0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VLOOKUP([.$A43];[.$M$2:.$Q$149];5; 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Trinidad and Tobago</text:p>
          </table:table-cell>
          <table:table-cell office:value-type="string" calcext:value-type="string">
            <text:p>6.19189977645874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.1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6.1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VLOOKUP([.$A44];[.$M$2:.$Q$149];5; 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office:value-type="string" calcext:value-type="string">
            <text:p>6.1862998008728</text:p>
          </table:table-cell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1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1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VLOOKUP([.$A45];[.$M$2:.$Q$149];5; 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office:value-type="string" calcext:value-type="string">
            <text:p>6.16340017318726</text:p>
          </table:table-cell>
          <table:table-cell/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6.1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2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VLOOKUP([.$A46];[.$M$2:.$Q$149];5; )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yprus</text:p>
          </table:table-cell>
          <table:table-cell office:value-type="string" calcext:value-type="string">
            <text:p>6.15899991989136</text:p>
          </table:table-cell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1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4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VLOOKUP([.$A47];[.$M$2:.$Q$149];5; 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icaragua</text:p>
          </table:table-cell>
          <table:table-cell office:value-type="string" calcext:value-type="string">
            <text:p>6.13710021972656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1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table:number-columns-repeated="2" office:value-type="string" calcext:value-type="string">
            <text:p>6.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VLOOKUP([.$A48];[.$M$2:.$Q$149];5; 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office:value-type="string" calcext:value-type="string">
            <text:p>6.12370014190674</text:p>
          </table:table-cell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13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.1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VLOOKUP([.$A49];[.$M$2:.$Q$149];5; 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Kuwait</text:p>
          </table:table-cell>
          <table:table-cell office:value-type="string" calcext:value-type="string">
            <text:p>6.1020998954773</text:p>
          </table:table-cell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1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1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VLOOKUP([.$A50];[.$M$2:.$Q$149];5; 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auritius</text:p>
          </table:table-cell>
          <table:table-cell office:value-type="string" calcext:value-type="string">
            <text:p>6.10129976272583</text:p>
          </table:table-cell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12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.0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VLOOKUP([.$A51];[.$M$2:.$Q$149];5; 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Kazakhstan</text:p>
          </table:table-cell>
          <table:table-cell office:value-type="string" calcext:value-type="string">
            <text:p>6.05789995193481</text:p>
          </table:table-cell>
          <table:table-cell/>
          <table:table-cell office:value-type="string" calcext:value-type="string">
            <text:p>Kuwait</text:p>
          </table:table-cell>
          <table:table-cell table:number-columns-repeated="2" office:value-type="string" calcext:value-type="string">
            <text:p>6.1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1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VLOOKUP([.$A52];[.$M$2:.$Q$149];5; )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Estonia</text:p>
          </table:table-cell>
          <table:table-cell office:value-type="string" calcext:value-type="string">
            <text:p>6.02180004119873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09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5.7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VLOOKUP([.$A53];[.$M$2:.$Q$149];5; 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string" calcext:value-type="string">
            <text:p>6.00600004196167</text:p>
          </table:table-cell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.07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0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VLOOKUP([.$A54];[.$M$2:.$Q$149];5; 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office:value-type="string" calcext:value-type="string">
            <text:p>6.00040006637573</text:p>
          </table:table-cell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0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.8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VLOOKUP([.$A55];[.$M$2:.$Q$149];5; )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office:value-type="string" calcext:value-type="string">
            <text:p>5.9987998008728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1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VLOOKUP([.$A56];[.$M$2:.$Q$149];5; 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office:value-type="string" calcext:value-type="string">
            <text:p>5.97469997406006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VLOOKUP([.$A57];[.$M$2:.$Q$149];5; 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Honduras</text:p>
          </table:table-cell>
          <table:table-cell office:value-type="string" calcext:value-type="string">
            <text:p>5.95319986343384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5.9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VLOOKUP([.$A58];[.$M$2:.$Q$149];5; 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office:value-type="string" calcext:value-type="string">
            <text:p>5.94999980926514</text:p>
          </table:table-cell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5.97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.0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VLOOKUP([.$A59];[.$M$2:.$Q$149];5; 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cuador</text:p>
          </table:table-cell>
          <table:table-cell office:value-type="string" calcext:value-type="string">
            <text:p>5.92519998550415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95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VLOOKUP([.$A60];[.$M$2:.$Q$149];5; 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5.9109001159668</text:p>
          </table:table-cell>
          <table:table-cell/>
          <table:table-cell office:value-type="string" calcext:value-type="string">
            <text:p>South Korea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9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1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VLOOKUP([.$A61];[.$M$2:.$Q$149];5; 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Jamaica</text:p>
          </table:table-cell>
          <table:table-cell office:value-type="string" calcext:value-type="string">
            <text:p>5.88980007171631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VLOOKUP([.$A62];[.$M$2:.$Q$149];5; 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outh Korea</text:p>
          </table:table-cell>
          <table:table-cell office:value-type="string" calcext:value-type="string">
            <text:p>5.87239980697632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.89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9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VLOOKUP([.$A63];[.$M$2:.$Q$149];5; 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office:value-type="string" calcext:value-type="string">
            <text:p>5.87080001831055</text:p>
          </table:table-cell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86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56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VLOOKUP([.$A64];[.$M$2:.$Q$149];5; 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eru</text:p>
          </table:table-cell>
          <table:table-cell office:value-type="string" calcext:value-type="string">
            <text:p>5.79680013656616</text:p>
          </table:table-cell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5.85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7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VLOOKUP([.$A65];[.$M$2:.$Q$149];5; 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erbia</text:p>
          </table:table-cell>
          <table:table-cell office:value-type="string" calcext:value-type="string">
            <text:p>5.77820014953613</text:p>
          </table:table-cell>
          <table:table-cell/>
          <table:table-cell office:value-type="string" calcext:value-type="string">
            <text:p>Kyrgyzstan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83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8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VLOOKUP([.$A66];[.$M$2:.$Q$149];5; 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olivia</text:p>
          </table:table-cell>
          <table:table-cell office:value-type="string" calcext:value-type="string">
            <text:p>5.74749994277954</text:p>
          </table:table-cell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82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5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VLOOKUP([.$A67];[.$M$2:.$Q$149];5; 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string" calcext:value-type="string">
            <text:p>5.69329977035522</text:p>
          </table:table-cell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5.7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8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VLOOKUP([.$A68];[.$M$2:.$Q$149];5; 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araguay</text:p>
          </table:table-cell>
          <table:table-cell office:value-type="string" calcext:value-type="string">
            <text:p>5.69210004806519</text:p>
          </table:table-cell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77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95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VLOOKUP([.$A69];[.$M$2:.$Q$149];5; 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ominican Republic</text:p>
          </table:table-cell>
          <table:table-cell office:value-type="string" calcext:value-type="string">
            <text:p>5.68919992446899</text:p>
          </table:table-cell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76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VLOOKUP([.$A70];[.$M$2:.$Q$149];5; 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office:value-type="string" calcext:value-type="string">
            <text:p>5.67409992218018</text:p>
          </table:table-cell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7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VLOOKUP([.$A71];[.$M$2:.$Q$149];5; 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Moldova</text:p>
          </table:table-cell>
          <table:table-cell office:value-type="string" calcext:value-type="string">
            <text:p>5.60750007629395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71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5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VLOOKUP([.$A72];[.$M$2:.$Q$149];5; 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Tajikistan</text:p>
          </table:table-cell>
          <table:table-cell office:value-type="string" calcext:value-type="string">
            <text:p>5.55569982528687</text:p>
          </table:table-cell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VLOOKUP([.$A73];[.$M$2:.$Q$149];5; 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ontenegro</text:p>
          </table:table-cell>
          <table:table-cell office:value-type="string" calcext:value-type="string">
            <text:p>5.54610013961792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59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7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VLOOKUP([.$A74];[.$M$2:.$Q$149];5; 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Russia</text:p>
          </table:table-cell>
          <table:table-cell office:value-type="string" calcext:value-type="string">
            <text:p>5.5460000038147</text:p>
          </table:table-cell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58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North Cyprus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4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VLOOKUP([.$A75];[.$M$2:.$Q$149];5; 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Kyrgyzstan</text:p>
          </table:table-cell>
          <table:table-cell office:value-type="string" calcext:value-type="string">
            <text:p>5.54150009155273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5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8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VLOOKUP([.$A76];[.$M$2:.$Q$149];5; 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elarus</text:p>
          </table:table-cell>
          <table:table-cell office:value-type="string" calcext:value-type="string">
            <text:p>5.53989982604981</text:p>
          </table:table-cell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4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VLOOKUP([.$A77];[.$M$2:.$Q$149];5; 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North Cyprus</text:p>
          </table:table-cell>
          <table:table-cell office:value-type="string" calcext:value-type="string">
            <text:p>5.53550004959106</text:p>
          </table:table-cell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53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Hong Kong S.A.R. of China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4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VLOOKUP([.$A78];[.$M$2:.$Q$149];5; 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office:value-type="string" calcext:value-type="string">
            <text:p>5.5149998664856</text:p>
          </table:table-cell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4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3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/>
          <table:table-cell table:formula="of:=VLOOKUP([.$A79];[.$M$2:.$Q$149];5; 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Hong Kong S.A.R. of China</text:p>
          </table:table-cell>
          <table:table-cell office:value-type="string" calcext:value-type="string">
            <text:p>5.51039981842041</text:p>
          </table:table-cell>
          <table:table-cell/>
          <table:table-cell office:value-type="string" calcext:value-type="string">
            <text:p>North Cyprus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4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4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VLOOKUP([.$A80];[.$M$2:.$Q$149];5; 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office:value-type="string" calcext:value-type="string">
            <text:p>5.50470018386841</text:p>
          </table:table-cell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4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33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VLOOKUP([.$A81];[.$M$2:.$Q$149];5; 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Libya</text:p>
          </table:table-cell>
          <table:table-cell office:value-type="string" calcext:value-type="string">
            <text:p>5.48880004882813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46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71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VLOOKUP([.$A82];[.$M$2:.$Q$149];5; 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Mongolia</text:p>
          </table:table-cell>
          <table:table-cell office:value-type="string" calcext:value-type="string">
            <text:p>5.45620012283325</text:p>
          </table:table-cell>
          <table:table-cell/>
          <table:table-cell office:value-type="string" calcext:value-type="string">
            <text:p>Hong Kong S.A.R. of China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42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2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VLOOKUP([.$A83];[.$M$2:.$Q$149];5; 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office:value-type="string" calcext:value-type="string">
            <text:p>5.38430023193359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office:value-type="string" calcext:value-type="string">
            <text:p>Vietnam</text:p>
          </table:table-cell>
          <table:table-cell office:value-type="string" calcext:value-type="string">
            <text:p>5.35349988937378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38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5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VLOOKUP([.$A85];[.$M$2:.$Q$149];5; 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Indonesia</text:p>
          </table:table-cell>
          <table:table-cell office:value-type="string" calcext:value-type="string">
            <text:p>5.28560018539429</text:p>
          </table:table-cell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2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VLOOKUP([.$A86];[.$M$2:.$Q$149];5; 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Ivory Coast</text:p>
          </table:table-cell>
          <table:table-cell office:value-type="string" calcext:value-type="string">
            <text:p>5.23330020904541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7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VLOOKUP([.$A87];[.$M$2:.$Q$149];5; 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enin</text:p>
          </table:table-cell>
          <table:table-cell office:value-type="string" calcext:value-type="string">
            <text:p>5.21600008010864</text:p>
          </table:table-cell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33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VLOOKUP([.$A88];[.$M$2:.$Q$149];5; 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Maldives</text:p>
          </table:table-cell>
          <table:table-cell office:value-type="string" calcext:value-type="string">
            <text:p>5.1975998878479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24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VLOOKUP([.$A89];[.$M$2:.$Q$149];5; 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ongo (Brazzaville)</text:p>
          </table:table-cell>
          <table:table-cell office:value-type="string" calcext:value-type="string">
            <text:p>5.1943998336792</text:p>
          </table:table-cell>
          <table:table-cell/>
          <table:table-cell office:value-type="string" calcext:value-type="string">
            <text:p>Ivory Coast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23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5.2</text:p>
          </table:table-cell>
          <table:table-cell table:style-name="ce1"/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VLOOKUP([.$A90];[.$M$2:.$Q$149];5; )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Azerbaijan</text:p>
          </table:table-cell>
          <table:table-cell office:value-type="string" calcext:value-type="string">
            <text:p>5.16480016708374</text:p>
          </table:table-cell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2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table:number-columns-repeated="2" office:value-type="string" calcext:value-type="string">
            <text:p>5.1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VLOOKUP([.$A91];[.$M$2:.$Q$149];5; 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Macedonia</text:p>
          </table:table-cell>
          <table:table-cell office:value-type="string" calcext:value-type="string">
            <text:p>5.15980005264282</text:p>
          </table:table-cell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VLOOKUP([.$A92];[.$M$2:.$Q$149];5; 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hana</text:p>
          </table:table-cell>
          <table:table-cell office:value-type="string" calcext:value-type="string">
            <text:p>5.14799976348877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5.19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VLOOKUP([.$A93];[.$M$2:.$Q$149];5; 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string" calcext:value-type="string">
            <text:p>5.13719987869263</text:p>
          </table:table-cell>
          <table:table-cell/>
          <table:table-cell office:value-type="string" calcext:value-type="string">
            <text:p>Azerbaijan</text:p>
          </table:table-cell>
          <table:table-cell table:number-columns-repeated="2" office:value-type="string" calcext:value-type="string">
            <text:p>5.17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  <table:table-cell table:formula="of:=VLOOKUP([.$A94];[.$M$2:.$Q$149];5; 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5.13180017471314</text:p>
          </table:table-cell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5.16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VLOOKUP([.$A95];[.$M$2:.$Q$149];5; 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office:value-type="string" calcext:value-type="string">
            <text:p>5.12389993667603</text:p>
          </table:table-cell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16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87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VLOOKUP([.$A96];[.$M$2:.$Q$149];5; )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Turkmenistan</text:p>
          </table:table-cell>
          <table:table-cell office:value-type="string" calcext:value-type="string">
            <text:p>5.11910009384155</text:p>
          </table:table-cell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14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VLOOKUP([.$A97];[.$M$2:.$Q$149];5; )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Bulgaria</text:p>
          </table:table-cell>
          <table:table-cell office:value-type="string" calcext:value-type="string">
            <text:p>5.10150003433228</text:p>
          </table:table-cell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12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4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VLOOKUP([.$A98];[.$M$2:.$Q$149];5; )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orocco</text:p>
          </table:table-cell>
          <table:table-cell office:value-type="string" calcext:value-type="string">
            <text:p>5.09479999542236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5.12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5.1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/>
          <table:table-cell table:formula="of:=VLOOKUP([.$A99];[.$M$2:.$Q$149];5; 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meroon</text:p>
          </table:table-cell>
          <table:table-cell office:value-type="string" calcext:value-type="string">
            <text:p>5.08489990234375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62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VLOOKUP([.$A100];[.$M$2:.$Q$149];5; )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office:value-type="string" calcext:value-type="string">
            <text:p>5.05319976806641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1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VLOOKUP([.$A101];[.$M$2:.$Q$149];5; 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Algeria</text:p>
          </table:table-cell>
          <table:table-cell office:value-type="string" calcext:value-type="string">
            <text:p>5.00509977340698</text:p>
          </table:table-cell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1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VLOOKUP([.$A102];[.$M$2:.$Q$149];5; 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Senegal</text:p>
          </table:table-cell>
          <table:table-cell office:value-type="string" calcext:value-type="string">
            <text:p>4.98080015182495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9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VLOOKUP([.$A103];[.$M$2:.$Q$149];5; )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Guinea</text:p>
          </table:table-cell>
          <table:table-cell office:value-type="string" calcext:value-type="string">
            <text:p>4.94929981231689</text:p>
          </table:table-cell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5.1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VLOOKUP([.$A104];[.$M$2:.$Q$149];5; 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Niger</text:p>
          </table:table-cell>
          <table:table-cell office:value-type="string" calcext:value-type="string">
            <text:p>4.90959978103638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7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VLOOKUP([.$A105];[.$M$2:.$Q$149];5; )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Laos</text:p>
          </table:table-cell>
          <table:table-cell office:value-type="string" calcext:value-type="string">
            <text:p>4.88859987258911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7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52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VLOOKUP([.$A106];[.$M$2:.$Q$149];5; )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Albania</text:p>
          </table:table-cell>
          <table:table-cell office:value-type="string" calcext:value-type="string">
            <text:p>4.88269996643066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6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0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VLOOKUP([.$A107];[.$M$2:.$Q$149];5; 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mbodia</text:p>
          </table:table-cell>
          <table:table-cell office:value-type="string" calcext:value-type="string">
            <text:p>4.8484001159668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4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VLOOKUP([.$A108];[.$M$2:.$Q$149];5; )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Bangladesh</text:p>
          </table:table-cell>
          <table:table-cell office:value-type="string" calcext:value-type="string">
            <text:p>4.83279991149902</text:p>
          </table:table-cell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7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VLOOKUP([.$A109];[.$M$2:.$Q$149];5; )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Gabon</text:p>
          </table:table-cell>
          <table:table-cell office:value-type="string" calcext:value-type="string">
            <text:p>4.82929992675781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9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12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VLOOKUP([.$A110];[.$M$2:.$Q$149];5; 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office:value-type="string" calcext:value-type="string">
            <text:p>4.81409978866577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8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08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VLOOKUP([.$A111];[.$M$2:.$Q$149];5; 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Iraq</text:p>
          </table:table-cell>
          <table:table-cell office:value-type="string" calcext:value-type="string">
            <text:p>4.78480005264282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87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VLOOKUP([.$A112];[.$M$2:.$Q$149];5; )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Lebanon</text:p>
          </table:table-cell>
          <table:table-cell office:value-type="string" calcext:value-type="string">
            <text:p>4.77150011062622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74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6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VLOOKUP([.$A113];[.$M$2:.$Q$149];5; )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Burkina Faso</text:p>
          </table:table-cell>
          <table:table-cell office:value-type="string" calcext:value-type="string">
            <text:p>4.76870012283325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67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67</text:p>
          </table:table-cell>
          <table:table-cell table:number-columns-repeated="2" office:value-type="float" office:value="112" calcext:value-type="float">
            <text:p>112</text:p>
          </table:table-cell>
          <table:table-cell/>
          <table:table-cell table:formula="of:=VLOOKUP([.$A114];[.$M$2:.$Q$149];5; )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Gambia</text:p>
          </table:table-cell>
          <table:table-cell office:value-type="string" calcext:value-type="string">
            <text:p>4.75059986114502</text:p>
          </table:table-cell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64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64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table:formula="of:=VLOOKUP([.$A115];[.$M$2:.$Q$149];5; )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ali</text:p>
          </table:table-cell>
          <table:table-cell office:value-type="string" calcext:value-type="string">
            <text:p>4.72930002212524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62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05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VLOOKUP([.$A116];[.$M$2:.$Q$149];5; )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office:value-type="string" calcext:value-type="string">
            <text:p>4.72410011291504</text:p>
          </table:table-cell>
          <table:table-cell/>
          <table:table-cell office:value-type="string" calcext:value-type="string">
            <text:p>Comoros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61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VLOOKUP([.$A117];[.$M$2:.$Q$149];5; )"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Armenia</text:p>
          </table:table-cell>
          <table:table-cell office:value-type="string" calcext:value-type="string">
            <text:p>4.67679977416992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4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VLOOKUP([.$A118];[.$M$2:.$Q$149];5; )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Georgia</text:p>
          </table:table-cell>
          <table:table-cell office:value-type="string" calcext:value-type="string">
            <text:p>4.67259979248047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5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89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VLOOKUP([.$A119];[.$M$2:.$Q$149];5; )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Iran</text:p>
          </table:table-cell>
          <table:table-cell office:value-type="string" calcext:value-type="string">
            <text:p>4.67239999771118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4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VLOOKUP([.$A120];[.$M$2:.$Q$149];5; )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ordan</text:p>
          </table:table-cell>
          <table:table-cell office:value-type="string" calcext:value-type="string">
            <text:p>4.63339996337891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52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5.12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VLOOKUP([.$A121];[.$M$2:.$Q$149];5; 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Mozambique</text:p>
          </table:table-cell>
          <table:table-cell office:value-type="string" calcext:value-type="string">
            <text:p>4.62360000610352</text:p>
          </table:table-cell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2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VLOOKUP([.$A122];[.$M$2:.$Q$149];5; )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Kenya</text:p>
          </table:table-cell>
          <table:table-cell office:value-type="string" calcext:value-type="string">
            <text:p>4.58300018310547</text:p>
          </table:table-cell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48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VLOOKUP([.$A123];[.$M$2:.$Q$149];5; 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amibia</text:p>
          </table:table-cell>
          <table:table-cell office:value-type="string" calcext:value-type="string">
            <text:p>4.57110023498535</text:p>
          </table:table-cell>
          <table:table-cell/>
          <table:table-cell office:value-type="string" calcext:value-type="string">
            <text:p>Palestinian Territories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48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9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VLOOKUP([.$A124];[.$M$2:.$Q$149];5; )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office:value-type="string" calcext:value-type="string">
            <text:p>4.56069993972778</text:p>
          </table:table-cell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46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46</text:p>
          </table:table-cell>
          <table:table-cell table:number-columns-repeated="2" office:value-type="float" office:value="123" calcext:value-type="float">
            <text:p>123</text:p>
          </table:table-cell>
          <table:table-cell/>
          <table:table-cell table:formula="of:=VLOOKUP([.$A125];[.$M$2:.$Q$149];5; )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iberia</text:p>
          </table:table-cell>
          <table:table-cell office:value-type="string" calcext:value-type="string">
            <text:p>4.55789995193481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39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Palestinian Territories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48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VLOOKUP([.$A126];[.$M$2:.$Q$149];5; )"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alestinian Territories</text:p>
          </table:table-cell>
          <table:table-cell office:value-type="string" calcext:value-type="string">
            <text:p>4.55280017852783</text:p>
          </table:table-cell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36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3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VLOOKUP([.$A127];[.$M$2:.$Q$149];5; )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Uganda</text:p>
          </table:table-cell>
          <table:table-cell office:value-type="string" calcext:value-type="string">
            <text:p>4.43200016021729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1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VLOOKUP([.$A128];[.$M$2:.$Q$149];5; )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Chad</text:p>
          </table:table-cell>
          <table:table-cell office:value-type="string" calcext:value-type="string">
            <text:p>4.42269992828369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29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VLOOKUP([.$A129];[.$M$2:.$Q$149];5; )"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Tunisia</text:p>
          </table:table-cell>
          <table:table-cell office:value-type="string" calcext:value-type="string">
            <text:p>4.39219999313355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25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VLOOKUP([.$A130];[.$M$2:.$Q$149];5; )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Mauritania</text:p>
          </table:table-cell>
          <table:table-cell office:value-type="string" calcext:value-type="string">
            <text:p>4.37459993362427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4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4.31</text:p>
          </table:table-cell>
          <table:table-cell table:style-name="ce1"/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VLOOKUP([.$A131];[.$M$2:.$Q$149];5; )"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Sri Lanka</text:p>
          </table:table-cell>
          <table:table-cell office:value-type="string" calcext:value-type="string">
            <text:p>4.3270001411438</text:p>
          </table:table-cell>
          <table:table-cell/>
          <table:table-cell office:value-type="string" calcext:value-type="string">
            <text:p>Yemen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61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VLOOKUP([.$A132];[.$M$2:.$Q$149];5; )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ongo (Kinshasa)</text:p>
          </table:table-cell>
          <table:table-cell office:value-type="string" calcext:value-type="string">
            <text:p>4.31099987030029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15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VLOOKUP([.$A133];[.$M$2:.$Q$149];5; 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Swaziland</text:p>
          </table:table-cell>
          <table:table-cell office:value-type="string" calcext:value-type="string">
            <text:p>4.30810022354126</text:p>
          </table:table-cell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15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VLOOKUP([.$A134];[.$M$2:.$Q$149];5; )"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Myanmar</text:p>
          </table:table-cell>
          <table:table-cell office:value-type="string" calcext:value-type="string">
            <text:p>4.30800008773804</text:p>
          </table:table-cell>
          <table:table-cell/>
          <table:table-cell office:value-type="string" calcext:value-type="string">
            <text:p>Togo</text:p>
          </table:table-cell>
          <table:table-cell table:number-columns-repeated="2" office:value-type="string" calcext:value-type="string">
            <text:p>4.11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1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VLOOKUP([.$A135];[.$M$2:.$Q$149];5; 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Comoros</text:p>
          </table:table-cell>
          <table:table-cell office:value-type="string" calcext:value-type="string">
            <text:p>4.28859996795654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78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VLOOKUP([.$A136];[.$M$2:.$Q$149];5; 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Togo</text:p>
          </table:table-cell>
          <table:table-cell office:value-type="string" calcext:value-type="string">
            <text:p>4.18720006942749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3.76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table:number-columns-repeated="2" office:value-type="string" calcext:value-type="string">
            <text:p>4.1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VLOOKUP([.$A137];[.$M$2:.$Q$149];5; 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Ethiopia</text:p>
          </table:table-cell>
          <table:table-cell office:value-type="string" calcext:value-type="string">
            <text:p>4.18620014190674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5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3.76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VLOOKUP([.$A138];[.$M$2:.$Q$149];5; )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Madagascar</text:p>
          </table:table-cell>
          <table:table-cell office:value-type="string" calcext:value-type="string">
            <text:p>4.16559982299805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3.7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57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VLOOKUP([.$A139];[.$M$2:.$Q$149];5; )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Egypt</text:p>
          </table:table-cell>
          <table:table-cell office:value-type="string" calcext:value-type="string">
            <text:p>4.15140008926392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57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78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VLOOKUP([.$A140];[.$M$2:.$Q$149];5; )"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Sierra Leone</text:p>
          </table:table-cell>
          <table:table-cell office:value-type="string" calcext:value-type="string">
            <text:p>3.92639994621277</text:p>
          </table:table-cell>
          <table:table-cell/>
          <table:table-cell office:value-type="string" calcext:value-type="string">
            <text:p>Lesotho</text:p>
          </table:table-cell>
          <table:table-cell table:number-columns-repeated="2" office:value-type="string" calcext:value-type="string">
            <text:p>3.51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3.78</text:p>
          </table:table-cell>
          <table:table-cell table:style-name="ce1"/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VLOOKUP([.$A141];[.$M$2:.$Q$149];5; )"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Burundi</text:p>
          </table:table-cell>
          <table:table-cell office:value-type="string" calcext:value-type="string">
            <text:p>3.77530002593994</text:p>
          </table:table-cell>
          <table:table-cell/>
          <table:table-cell office:value-type="string" calcext:value-type="string">
            <text:p>Botswana</text:p>
          </table:table-cell>
          <table:table-cell table:number-columns-repeated="2" office:value-type="string" calcext:value-type="string">
            <text:p>3.47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2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VLOOKUP([.$A142];[.$M$2:.$Q$149];5; 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Zambia</text:p>
          </table:table-cell>
          <table:table-cell office:value-type="string" calcext:value-type="string">
            <text:p>3.75939989089966</text:p>
          </table:table-cell>
          <table:table-cell/>
          <table:table-cell office:value-type="string" calcext:value-type="string">
            <text:p>Rwanda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27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3.7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VLOOKUP([.$A143];[.$M$2:.$Q$149];5; )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Haiti</text:p>
          </table:table-cell>
          <table:table-cell office:value-type="string" calcext:value-type="string">
            <text:p>3.72079992294312</text:p>
          </table:table-cell>
          <table:table-cell/>
          <table:table-cell office:value-type="string" calcext:value-type="string">
            <text:p>Zimbabwe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3.61</text:p>
          </table:table-cell>
          <table:table-cell table:style-name="ce1"/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VLOOKUP([.$A144];[.$M$2:.$Q$149];5; 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Lesotho</text:p>
          </table:table-cell>
          <table:table-cell office:value-type="string" calcext:value-type="string">
            <text:p>3.6528000831604</text:p>
          </table:table-cell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96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5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VLOOKUP([.$A145];[.$M$2:.$Q$149];5; 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office:value-type="string" calcext:value-type="string">
            <text:p>3.57329988479614</text:p>
          </table:table-cell>
          <table:table-cell/>
          <table:table-cell office:value-type="string" calcext:value-type="string">
            <text:p>Afghanistan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table:number-columns-repeated="2" office:value-type="string" calcext:value-type="string">
            <text:p>3.51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VLOOKUP([.$A146];[.$M$2:.$Q$149];5; )"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Malawi</text:p>
          </table:table-cell>
          <table:table-cell office:value-type="string" calcext:value-type="string">
            <text:p>3.53800010681152</text:p>
          </table:table-cell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5.2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table:number-columns-repeated="2" office:value-type="string" calcext:value-type="string">
            <text:p>3.47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VLOOKUP([.$A147];[.$M$2:.$Q$149];5; )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Yemen</text:p>
          </table:table-cell>
          <table:table-cell office:value-type="string" calcext:value-type="string">
            <text:p>3.52740001678467</text:p>
          </table:table-cell>
          <table:table-cell/>
          <table:table-cell office:value-type="string" calcext:value-type="string">
            <text:p>Swaziland</text:p>
          </table:table-cell>
          <table:table-cell office:value-type="string" calcext:value-type="string">
            <text:p>4.31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27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VLOOKUP([.$A148];[.$M$2:.$Q$149];5; )"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Botswana</text:p>
          </table:table-cell>
          <table:table-cell office:value-type="string" calcext:value-type="string">
            <text:p>3.47889995574951</text:p>
          </table:table-cell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3.78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VLOOKUP([.$A149];[.$M$2:.$Q$149];5; )"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Tanzania</text:p>
          </table:table-cell>
          <table:table-cell office:value-type="string" calcext:value-type="string">
            <text:p>3.47620010375977</text:p>
          </table:table-cell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3.61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4</text:p>
          </table:table-cell>
          <table:table-cell table:number-columns-repeated="6"/>
          <table:table-cell office:value-type="string" calcext:value-type="string">
            <text:p>Central African Republic</text:p>
          </table:table-cell>
          <table:table-cell office:value-type="string" calcext:value-type="string">
            <text:p>3.47589993476868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Liechtenstein</text:p>
          </table:table-cell>
          <table:table-cell table:number-columns-repeated="8"/>
          <table:table-cell office:value-type="string" calcext:value-type="string">
            <text:p>Rwanda</text:p>
          </table:table-cell>
          <table:table-cell office:value-type="string" calcext:value-type="string">
            <text:p>3.3122999668121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Zimbabwe</text:p>
          </table:table-cell>
          <table:table-cell office:value-type="string" calcext:value-type="string">
            <text:p>3.299200057983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South Sudan</text:p>
          </table:table-cell>
          <table:table-cell office:value-type="string" calcext:value-type="string">
            <text:p>2.8166000843048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Afghanistan</text:p>
          </table:table-cell>
          <table:table-cell office:value-type="string" calcext:value-type="string">
            <text:p>2.56690001487732</text:p>
          </table:table-cell>
          <table:table-cell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1" table:target-range-address="Лист2.M2:Лист2.O14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decimal-places="3" number:min-integer-digits="1"/>
    </number:number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60">
      <number:number number:decimal-places="1" number:min-decimal-places="1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10" number:min-decimal-places="10" number:min-integer-digits="1"/>
    </number:number-style>
    <number:number-style style:name="N165">
      <number:number number:decimal-places="9" number:min-decimal-places="9" number:min-integer-digits="1"/>
    </number:number-style>
    <number:number-style style:name="N166">
      <number:number number:decimal-places="8" number:min-decimal-places="8" number:min-integer-digits="1"/>
    </number:number-style>
    <number:number-style style:name="N167">
      <number:number number:decimal-places="7" number:min-decimal-places="7" number:min-integer-digits="1"/>
    </number:number-style>
    <number:number-style style:name="N168">
      <number:number number:decimal-places="6" number:min-decimal-places="6" number:min-integer-digits="1"/>
    </number:number-style>
    <number:number-style style:name="N169">
      <number:number number:decimal-places="5" number:min-decimal-places="5" number:min-integer-digits="1"/>
    </number:number-style>
    <number:number-style style:name="N17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14:41:31.949000000</dc:date>
    <meta:editing-duration>PT1H8M55S</meta:editing-duration>
    <meta:editing-cycles>8</meta:editing-cycles>
    <meta:generator>LibreOffice/7.3.7.2$Windows_X86_64 LibreOffice_project/e114eadc50a9ff8d8c8a0567d6da8f454beeb84f</meta:generator>
    <meta:document-statistic meta:table-count="2" meta:cell-count="3854" meta:object-count="0"/>
  </office:meta>
</office:document-meta>
</file>